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7.5833in" fo:margin-left="-0.0313in" table:align="left" style:writing-mode="lr-tb"/>
    </style:style>
    <style:style style:name="Table2.A" style:family="table-column">
      <style:table-column-properties style:column-width="1.2917in"/>
    </style:style>
    <style:style style:name="Table2.B" style:family="table-column">
      <style:table-column-properties style:column-width="2.75in"/>
    </style:style>
    <style:style style:name="Table2.C" style:family="table-column">
      <style:table-column-properties style:column-width="3.5417in"/>
    </style:style>
    <style:style style:name="Table2.A1" style:family="table-cell">
      <style:table-cell-properties style:vertical-align="top" fo:padding="0.0694in" fo:border="1pt solid #000000"/>
    </style:style>
    <style:style style:name="Table2.A3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5" style:family="table">
      <style:table-properties style:width="7.5521in" fo:margin-left="0in" table:align="left" style:writing-mode="lr-tb"/>
    </style:style>
    <style:style style:name="Table5.A" style:family="table-column">
      <style:table-column-properties style:column-width="1.4688in"/>
    </style:style>
    <style:style style:name="Table5.B" style:family="table-column">
      <style:table-column-properties style:column-width="1.0104in"/>
    </style:style>
    <style:style style:name="Table5.C" style:family="table-column">
      <style:table-column-properties style:column-width="1.9271in"/>
    </style:style>
    <style:style style:name="Table5.D" style:family="table-column">
      <style:table-column-properties style:column-width="2.1979in"/>
    </style:style>
    <style:style style:name="Table5.E" style:family="table-column">
      <style:table-column-properties style:column-width="0.9479in"/>
    </style:style>
    <style:style style:name="Table5.A1" style:family="table-cell">
      <style:table-cell-properties style:vertical-align="top" fo:padding="0.0694in" fo:border="1pt solid #000000"/>
    </style:style>
    <style:style style:name="Table5.A3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1" style:family="table">
      <style:table-properties style:width="7.6667in" fo:margin-left="-0.1771in" table:align="left" style:writing-mode="lr-tb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1.0833in"/>
    </style:style>
    <style:style style:name="Table1.C" style:family="table-column">
      <style:table-column-properties style:column-width="2.0729in"/>
    </style:style>
    <style:style style:name="Table1.D" style:family="table-column">
      <style:table-column-properties style:column-width="1.3542in"/>
    </style:style>
    <style:style style:name="Table1.E" style:family="table-column">
      <style:table-column-properties style:column-width="0.6771in"/>
    </style:style>
    <style:style style:name="Table1.F" style:family="table-column">
      <style:table-column-properties style:column-width="0.8333in"/>
    </style:style>
    <style:style style:name="Table1.G" style:family="table-column">
      <style:table-column-properties style:column-width="0.6042in"/>
    </style:style>
    <style:style style:name="Table1.A1" style:family="table-cell">
      <style:table-cell-properties style:vertical-align="top" fo:padding="0.0694in" fo:border="1pt solid #000000"/>
    </style:style>
    <style:style style:name="Table1.A5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1.27" style:family="table-row">
      <style:table-row-properties style:min-row-height="1.1958in"/>
    </style:style>
    <style:style style:name="Table3" style:family="table">
      <style:table-properties style:width="7.375in" fo:margin-left="0in" table:align="left" style:writing-mode="lr-tb"/>
    </style:style>
    <style:style style:name="Table3.A" style:family="table-column">
      <style:table-column-properties style:column-width="3.6875in"/>
    </style:style>
    <style:style style:name="Table3.A1" style:family="table-cell">
      <style:table-cell-properties style:vertical-align="top" fo:padding="0.0694in" fo:border="1pt solid #000000"/>
    </style:style>
    <style:style style:name="P1" style:family="paragraph" style:parent-style-name="Header_20_left">
      <style:paragraph-properties fo:text-align="end" style:justify-single-word="false"/>
      <style:text-properties style:font-name="Liberation Serif" officeooo:rsid="001554e0" officeooo:paragraph-rsid="001554e0"/>
    </style:style>
    <style:style style:name="P2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fo:break-before="auto" fo:break-after="auto" style:writing-mode="lr-tb">
        <style:tab-stops/>
      </style:paragraph-properties>
      <style:text-properties style:font-name="Liberation Serif" fo:font-size="12pt" officeooo:paragraph-rsid="001304a6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fo:break-before="auto" fo:break-after="auto" style:writing-mode="lr-tb">
        <style:tab-stops/>
      </style:paragraph-properties>
      <style:text-properties style:font-name="Liberation Serif" fo:font-size="12pt" officeooo:rsid="001304a6" officeooo:paragraph-rsid="001304a6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paragraph-rsid="001304a6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rsid="001304a6" officeooo:paragraph-rsid="001304a6" style:font-size-asian="12pt" style:font-size-complex="12pt"/>
    </style:style>
    <style:style style:name="P6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fo:font-weight="bold" officeooo:rsid="001304a6" officeooo:paragraph-rsid="001304a6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style:writing-mode="lr-tb">
        <style:tab-stops/>
      </style:paragraph-properties>
      <style:text-properties officeooo:paragraph-rsid="001304a6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paragraph-rsid="0011d8f1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paragraph-rsid="0011d8f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paragraph-rsid="0011d8f1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1ad2ab" officeooo:paragraph-rsid="001ad2ab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paragraph-rsid="0011d8f1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paragraph-rsid="0012dc2d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rsid="001ccd32" officeooo:paragraph-rsid="001ccd32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bold" officeooo:paragraph-rsid="0011d8f1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bold" officeooo:paragraph-rsid="0012dc2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bold" officeooo:rsid="001ccd32" officeooo:paragraph-rsid="001ccd32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style:font-name="Liberation Serif" fo:font-size="12pt" officeooo:paragraph-rsid="001ad2ab" style:font-size-asian="12pt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style:font-name="Liberation Serif" fo:font-size="12pt" officeooo:rsid="001ad2ab" officeooo:paragraph-rsid="001ad2ab" style:font-size-asian="12pt" style:font-size-complex="12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style:font-name="Liberation Serif" fo:font-size="12pt" officeooo:rsid="001ccd32" officeooo:paragraph-rsid="001ccd32" style:font-size-asian="12pt" style:font-size-complex="12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style:font-name="Liberation Serif" fo:font-size="11pt" officeooo:paragraph-rsid="0011d8f1" style:font-size-asian="11pt" style:font-size-complex="11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paragraph-rsid="0011d8f1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3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style:font-name="Liberation Serif" fo:font-size="12pt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style:font-name="Liberation Serif" fo:font-size="12pt" officeooo:paragraph-rsid="0012dc2d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style:font-name="Liberation Serif" fo:font-size="12pt" fo:font-weight="bold" officeooo:rsid="0011d8f1" officeooo:paragraph-rsid="0011d8f1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in" fo:margin-right="0in" fo:line-height="115%" fo:text-align="center" style:justify-single-word="false" fo:text-indent="0in" style:auto-text-indent="false" style:writing-mode="lr-tb"/>
      <style:text-properties style:font-name="Liberation Serif" fo:font-size="12pt" fo:font-weight="normal" officeooo:rsid="0018d523" officeooo:paragraph-rsid="0018d523" style:font-name-asian="Times New Roman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304a6"/>
    </style:style>
    <style:style style:name="P2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Liberation Serif" fo:font-size="12pt" style:font-name-asian="Times New Roman" style:font-size-asian="12pt" style:font-name-complex="Times New Roman" style:font-size-complex="12pt"/>
    </style:style>
    <style:style style:name="P29" style:family="paragraph" style:parent-style-name="Standard">
      <style:paragraph-properties fo:line-height="115%" fo:text-align="justify" style:justify-single-word="false" style:writing-mode="lr-tb"/>
      <style:text-properties officeooo:paragraph-rsid="0011d8f1"/>
    </style:style>
    <style:style style:name="P30" style:family="paragraph" style:parent-style-name="Standard">
      <style:paragraph-properties fo:line-height="115%" fo:text-align="justify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6pt" fo:font-weight="bold" officeooo:paragraph-rsid="0011d8f1" style:font-size-asian="16pt" style:font-weight-asian="bold" style:font-size-complex="16pt" style:font-weight-complex="bold"/>
    </style:style>
    <style:style style:name="P32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6pt" fo:font-weight="bold" officeooo:rsid="0011d8f1" officeooo:paragraph-rsid="0011d8f1" style:font-size-asian="16pt" style:font-weight-asian="bold" style:font-size-complex="16pt" style:font-weight-complex="bold"/>
    </style:style>
    <style:style style:name="P33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6pt" fo:font-weight="bold" officeooo:rsid="0011d8f1" officeooo:paragraph-rsid="0012dc2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style:font-name-asian="Times New Roman" style:font-size-asian="12pt" style:font-name-complex="Times New Roman" style:font-size-complex="12pt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36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normal" officeooo:paragraph-rsid="0011d8f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normal" officeooo:paragraph-rsid="0018d52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fo:font-weight="normal" officeooo:rsid="0018d523" officeooo:paragraph-rsid="0018d523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5pt" officeooo:paragraph-rsid="0011d8f1" style:font-size-asian="15pt" style:font-size-complex="15pt"/>
    </style:style>
    <style:style style:name="P40" style:family="paragraph" style:parent-style-name="Standard" style:master-page-name="Standard">
      <style:paragraph-properties fo:line-height="115%" fo:text-align="justify" style:justify-single-word="false" style:page-number="auto" fo:break-before="auto" fo:break-after="auto" style:writing-mode="lr-tb"/>
      <style:text-properties style:font-name="Liberation Serif" fo:font-size="12pt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Liberation Serif" fo:font-size="22pt" officeooo:rsid="0011d8f1" officeooo:paragraph-rsid="0011d8f1" style:font-name-asian="Times New Roman" style:font-size-asian="22pt" style:font-name-complex="Times New Roman" style:font-size-complex="22pt"/>
    </style:style>
    <style:style style:name="P4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Liberation Serif" fo:font-size="26pt" fo:font-weight="bold" officeooo:rsid="0011d8f1" officeooo:paragraph-rsid="0011d8f1" style:font-name-asian="Times New Roman" style:font-size-asian="26pt" style:font-weight-asian="bold" style:font-name-complex="Times New Roman" style:font-size-complex="26pt" style:font-weight-complex="bold"/>
    </style:style>
    <style:style style:name="P4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Liberation Serif" fo:font-size="12pt" officeooo:paragraph-rsid="0011d8f1" style:font-name-asian="Times New Roman" style:font-size-asian="12pt" style:font-name-complex="Times New Roman" style:font-size-complex="12pt"/>
    </style:style>
    <style:style style:name="P4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Liberation Serif" fo:font-size="12pt" officeooo:paragraph-rsid="0011d8f1" style:font-name-asian="Times New Roman" style:font-size-asian="12pt" style:font-name-complex="Times New Roman" style:font-size-complex="12pt"/>
    </style:style>
    <style:style style:name="P4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Liberation Serif" fo:font-size="12pt" officeooo:paragraph-rsid="001304a6" style:font-name-asian="Times New Roman" style:font-size-asian="12pt" style:font-name-complex="Times New Roman" style:font-size-complex="12pt"/>
    </style:style>
    <style:style style:name="P46" style:family="paragraph" style:parent-style-name="Standard" style:list-style-name="L1">
      <style:paragraph-properties fo:line-height="115%" fo:text-align="justify" style:justify-single-word="false" fo:break-before="auto" fo:break-after="auto" style:writing-mode="lr-tb"/>
      <style:text-properties style:font-name="Liberation Serif" fo:font-size="16pt" fo:font-weight="bold" officeooo:rsid="0011d8f1" officeooo:paragraph-rsid="0011d8f1" style:font-name-asian="Times New Roman" style:font-size-asian="16pt" style:font-weight-asian="bold" style:font-name-complex="Times New Roman" style:font-size-complex="16pt" style:font-weight-complex="bold"/>
    </style:style>
    <style:style style:name="P47" style:family="paragraph" style:parent-style-name="Standard" style:list-style-name="L1">
      <style:paragraph-properties fo:line-height="115%" fo:text-align="justify" style:justify-single-word="false" fo:break-before="auto" fo:break-after="auto" style:writing-mode="lr-tb"/>
      <style:text-properties style:font-name="Liberation Serif" fo:font-size="16pt" fo:font-weight="bold" officeooo:rsid="0011d8f1" officeooo:paragraph-rsid="0012dc2d" style:font-name-asian="Times New Roman" style:font-size-asian="16pt" style:font-weight-asian="bold" style:font-name-complex="Times New Roman" style:font-size-complex="16pt" style:font-weight-complex="bold"/>
    </style:style>
    <style:style style:name="P48" style:family="paragraph" style:parent-style-name="Standard" style:list-style-name="L1">
      <style:paragraph-properties fo:line-height="115%" fo:text-align="justify" style:justify-single-word="false" fo:break-before="auto" fo:break-after="auto" style:writing-mode="lr-tb"/>
      <style:text-properties style:font-name="Liberation Serif" fo:font-size="16pt" fo:font-weight="bold" officeooo:rsid="0012dc2d" officeooo:paragraph-rsid="0012dc2d" style:font-name-asian="Times New Roman" style:font-size-asian="16pt" style:font-weight-asian="bold" style:font-name-complex="Times New Roman" style:font-size-complex="16pt" style:font-weight-complex="bold"/>
    </style:style>
    <style:style style:name="P49" style:family="paragraph" style:parent-style-name="Standard" style:list-style-name="L1">
      <style:paragraph-properties fo:line-height="115%" fo:text-align="justify" style:justify-single-word="false" fo:break-before="auto" fo:break-after="auto" style:writing-mode="lr-tb"/>
      <style:text-properties style:font-name="Liberation Serif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50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51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fo:font-weight="bold" officeooo:rsid="0011d8f1" officeooo:paragraph-rsid="0011d8f1" style:font-name-asian="Times New Roman" style:font-size-asian="12pt" style:font-weight-asian="bold" style:font-name-complex="Times New Roman" style:font-size-complex="12pt" style:font-weight-complex="bold"/>
    </style:style>
    <style:style style:name="P52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bold" officeooo:rsid="0011d8f1" officeooo:paragraph-rsid="0011d8f1" style:font-name-asian="Times New Roman" style:font-size-asian="12pt" style:font-weight-asian="bold" style:font-name-complex="Times New Roman" style:font-size-complex="12pt" style:font-weight-complex="bold"/>
    </style:style>
    <style:style style:name="P53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fo:font-weight="normal" officeooo:rsid="0011d8f1" officeooo:paragraph-rsid="0011d8f1" style:font-name-asian="Times New Roman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normal" officeooo:rsid="0011d8f1" officeooo:paragraph-rsid="0020e0a5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fo:font-weight="normal" officeooo:rsid="0011d8f1" officeooo:paragraph-rsid="0020e0a5" style:font-size-asian="12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line-height="115%" fo:text-align="justify" style:justify-single-word="false" style:writing-mode="lr-tb"/>
      <style:text-properties style:font-name="Liberation Serif" fo:font-size="12pt" fo:font-weight="normal" officeooo:paragraph-rsid="0012dc2d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officeooo:paragraph-rsid="0011d8f1" style:font-name-asian="Times New Roman" style:font-size-asian="12pt" style:font-name-complex="Times New Roman" style:font-size-complex="12pt"/>
    </style:style>
    <style:style style:name="P58" style:family="paragraph" style:parent-style-name="Standard" style:list-style-name="L1">
      <style:paragraph-properties fo:line-height="115%" fo:text-align="justify" style:justify-single-word="false" style:writing-mode="lr-tb"/>
      <style:text-properties style:font-name="Liberation Serif" fo:font-size="12pt" officeooo:rsid="0011d8f1" officeooo:paragraph-rsid="0011d8f1" style:font-name-asian="Times New Roman" style:font-size-asian="12pt" style:font-name-complex="Times New Roman" style:font-size-complex="12pt"/>
    </style:style>
    <style:style style:name="P59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officeooo:rsid="0011d8f1" officeooo:paragraph-rsid="0011d8f1" style:font-size-asian="12pt" style:font-size-complex="12pt"/>
    </style:style>
    <style:style style:name="P60" style:family="paragraph" style:parent-style-name="Standard" style:list-style-name="L1">
      <style:paragraph-properties fo:line-height="115%" fo:text-align="justify" style:justify-single-word="false" style:writing-mode="lr-tb"/>
      <style:text-properties style:font-name="Liberation Serif" fo:font-size="16pt" fo:font-weight="bold" officeooo:rsid="0011d8f1" officeooo:paragraph-rsid="0011d8f1" style:font-name-asian="Times New Roman" style:font-size-asian="16pt" style:font-weight-asian="bold" style:font-name-complex="Times New Roman" style:font-size-complex="16pt" style:font-weight-complex="bold"/>
    </style:style>
    <style:style style:name="P61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6pt" fo:font-weight="bold" officeooo:rsid="0011d8f1" officeooo:paragraph-rsid="0011d8f1" style:font-name-asian="Times New Roman" style:font-size-asian="16pt" style:font-weight-asian="bold" style:font-name-complex="Times New Roman" style:font-size-complex="16pt" style:font-weight-complex="bold"/>
    </style:style>
    <style:style style:name="P62" style:family="paragraph" style:parent-style-name="Standard" style:list-style-name="">
      <style:paragraph-properties fo:line-height="115%" fo:text-align="justify" style:justify-single-word="false" fo:orphans="2" fo:widows="2" style:writing-mode="lr-tb"/>
      <style:text-properties style:font-name="Liberation Serif" fo:font-size="16pt" fo:font-weight="bold" officeooo:rsid="0011d8f1" officeooo:paragraph-rsid="0011d8f1" style:font-name-asian="Times New Roman" style:font-size-asian="16pt" style:font-weight-asian="bold" style:font-name-complex="Times New Roman" style:font-size-complex="16pt" style:font-weight-complex="bold"/>
    </style:style>
    <style:style style:name="P63" style:family="paragraph" style:parent-style-name="Standard" style:list-style-name="L1">
      <style:paragraph-properties fo:line-height="115%" fo:text-align="justify" style:justify-single-word="false" fo:break-before="page" style:writing-mode="lr-tb"/>
      <style:text-properties style:font-name="Liberation Serif" fo:font-size="16pt" fo:font-weight="bold" officeooo:rsid="0011d8f1" officeooo:paragraph-rsid="0011d8f1" style:font-size-asian="16pt" style:font-weight-asian="bold" style:font-size-complex="16pt" style:font-weight-complex="bold"/>
    </style:style>
    <style:style style:name="P64" style:family="paragraph" style:parent-style-name="Standard" style:list-style-name="L1">
      <style:paragraph-properties fo:line-height="115%" fo:text-align="justify" style:justify-single-word="false" fo:break-before="page" style:writing-mode="lr-tb"/>
      <style:text-properties style:font-name="Liberation Serif" fo:font-size="16pt" fo:font-weight="bold" officeooo:rsid="0011d8f1" officeooo:paragraph-rsid="0011d8f1" style:font-name-asian="Times New Roman" style:font-size-asian="16pt" style:font-weight-asian="bold" style:font-name-complex="Times New Roman" style:font-size-complex="16pt" style:font-weight-complex="bold"/>
    </style:style>
    <style:style style:name="P65" style:family="paragraph" style:parent-style-name="Standard" style:list-style-name="LS1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style:font-name="Liberation Serif" fo:font-size="12pt" officeooo:paragraph-rsid="0011d8f1" style:font-name-asian="Times New Roman" style:font-size-asian="12pt" style:font-name-complex="Times New Roman" style:font-size-complex="12pt"/>
    </style:style>
    <style:style style:name="P66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fo:break-before="auto" fo:break-after="auto" style:writing-mode="lr-tb">
        <style:tab-stops/>
      </style:paragraph-properties>
      <style:text-properties style:font-name="Liberation Serif" fo:font-size="12pt" officeooo:rsid="001304a6" officeooo:paragraph-rsid="001304a6" style:font-name-asian="Times New Roman" style:font-size-asian="12pt" style:font-name-complex="Times New Roman" style:font-size-complex="12pt"/>
    </style:style>
    <style:style style:name="P67" style:family="paragraph" style:parent-style-name="Standard" style:list-style-name="L1">
      <style:paragraph-properties fo:margin-top="0in" fo:margin-bottom="0in" style:contextual-spacing="false" fo:line-height="115%" fo:text-align="justify" style:justify-single-word="false" fo:orphans="2" fo:widows="2" fo:break-before="auto" fo:break-after="auto" style:writing-mode="lr-tb">
        <style:tab-stops/>
      </style:paragraph-properties>
      <style:text-properties style:font-name="Liberation Serif" fo:font-size="12pt" fo:font-weight="bold" officeooo:paragraph-rsid="001304a6" style:font-size-asian="12pt" style:font-weight-asian="bold" style:font-size-complex="12pt" style:font-weight-complex="bold"/>
    </style:style>
    <style:style style:name="P68" style:family="paragraph" style:parent-style-name="Standard" style:list-style-name="L1">
      <style:paragraph-properties fo:margin-top="0in" fo:margin-bottom="0in" style:contextual-spacing="false" fo:line-height="115%" fo:text-align="justify" style:justify-single-word="false" fo:orphans="2" fo:widows="2" fo:break-before="auto" fo:break-after="auto" style:writing-mode="lr-tb">
        <style:tab-stops/>
      </style:paragraph-properties>
      <style:text-properties style:font-name="Liberation Serif" fo:font-size="12pt" fo:font-weight="bold" officeooo:rsid="001304a6" officeooo:paragraph-rsid="001304a6" style:font-name-asian="Times New Roman" style:font-size-asian="12pt" style:font-weight-asian="bold" style:font-name-complex="Times New Roman" style:font-size-complex="12pt" style:font-weight-complex="bold"/>
    </style:style>
    <style:style style:name="P69" style:family="paragraph" style:parent-style-name="Standard" style:list-style-name="LS1">
      <style:paragraph-properties fo:margin-top="0in" fo:margin-bottom="0in" style:contextual-spacing="false" fo:line-height="115%" fo:text-align="justify" style:justify-single-word="false" style:writing-mode="lr-tb"/>
      <style:text-properties style:font-name="Liberation Serif" fo:font-size="12pt" officeooo:paragraph-rsid="0011d8f1" style:font-name-asian="Times New Roman" style:font-size-asian="12pt" style:font-name-complex="Times New Roman" style:font-size-complex="12pt"/>
    </style:style>
    <style:style style:name="P70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paragraph-rsid="001304a6" style:font-name-asian="Times New Roman" style:font-size-asian="12pt" style:font-name-complex="Times New Roman" style:font-size-complex="12pt"/>
    </style:style>
    <style:style style:name="P71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rsid="001304a6" officeooo:paragraph-rsid="001304a6" style:font-name-asian="Times New Roman" style:font-size-asian="12pt" style:font-name-complex="Times New Roman" style:font-size-complex="12pt"/>
    </style:style>
    <style:style style:name="P72" style:family="paragraph" style:parent-style-name="Standard" style:list-style-name="L1">
      <style:paragraph-properties fo:margin-top="0in" fo:margin-bottom="0in" style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rsid="001304a6" officeooo:paragraph-rsid="001304a6" style:font-name-asian="Times New Roman" style:font-size-asian="12pt" style:font-name-complex="Times New Roman" style:font-size-complex="12pt"/>
    </style:style>
    <style:style style:name="P73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rsid="001d8250" officeooo:paragraph-rsid="001d8250" style:font-name-asian="Times New Roman" style:font-size-asian="12pt" style:font-name-complex="Times New Roman" style:font-size-complex="12pt"/>
    </style:style>
    <style:style style:name="P74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rsid="001e79cf" officeooo:paragraph-rsid="001304a6" style:font-name-asian="Times New Roman" style:font-size-asian="12pt" style:font-name-complex="Times New Roman" style:font-size-complex="12pt"/>
    </style:style>
    <style:style style:name="P75" style:family="paragraph" style:parent-style-name="Standard" style:list-style-name="L1">
      <style:paragraph-properties fo:margin-top="0in" fo:margin-bottom="0in" style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fo:font-weight="bold" officeooo:paragraph-rsid="001304a6" style:font-name-asian="Times New Roman" style:font-size-asian="12pt" style:font-weight-asian="bold" style:font-name-complex="Times New Roman" style:font-size-complex="12pt" style:font-weight-complex="bold"/>
    </style:style>
    <style:style style:name="P76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style:font-name="Liberation Serif" fo:font-size="12pt" officeooo:paragraph-rsid="0011d8f1" style:font-name-asian="Times New Roman" style:font-size-asian="12pt" style:font-name-complex="Times New Roman" style:font-size-complex="12pt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paragraph-rsid="0011d8f1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paragraph-rsid="0012dc2d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rsid="00205d0d" officeooo:paragraph-rsid="00205d0d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rsid="00217da0" officeooo:paragraph-rsid="00217da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rsid="00252e78" officeooo:paragraph-rsid="00252e78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rsid="0025cf25" officeooo:paragraph-rsid="0025cf2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bold" officeooo:paragraph-rsid="0011d8f1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bold" officeooo:rsid="00205d0d" officeooo:paragraph-rsid="00205d0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bold" officeooo:rsid="0022017a" officeooo:paragraph-rsid="0022017a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bold" officeooo:rsid="0025cf25" officeooo:paragraph-rsid="0025cf25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paragraph-rsid="0011d8f1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paragraph-rsid="00165701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205d0d" officeooo:paragraph-rsid="00205d0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20e0a5" officeooo:paragraph-rsid="0020e0a5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23f505" officeooo:paragraph-rsid="0023f505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2460fb" officeooo:paragraph-rsid="002460fb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24713b" officeooo:paragraph-rsid="0024713b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24f3c9" officeooo:paragraph-rsid="0024f3c9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252e78" officeooo:paragraph-rsid="00252e78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paragraph-rsid="0011d8f1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3f505" officeooo:paragraph-rsid="0023f50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460fb" officeooo:paragraph-rsid="002460fb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4713b" officeooo:paragraph-rsid="0024713b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4f3c9" officeooo:paragraph-rsid="0024f3c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05d0d" officeooo:paragraph-rsid="00205d0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3f505" officeooo:paragraph-rsid="0023f50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460fb" officeooo:paragraph-rsid="002460f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4713b" officeooo:paragraph-rsid="0024713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4f3c9" officeooo:paragraph-rsid="0024f3c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>
        <style:tab-stops/>
      </style:paragraph-properties>
      <style:text-properties style:font-name="Liberation Serif" fo:font-size="12pt" officeooo:rsid="001304a6" officeooo:paragraph-rsid="001304a6" style:font-name-asian="Times New Roman" style:font-size-asian="12pt" style:font-name-complex="Times New Roman" style:font-size-complex="12pt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style:font-name="Liberation Serif" fo:font-size="12pt" officeooo:rsid="00205d0d" officeooo:paragraph-rsid="00205d0d" style:font-size-asian="12pt" style:font-size-complex="12pt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paragraph-rsid="00165701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paragraph-rsid="0011d8f1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24713b" officeooo:paragraph-rsid="0024713b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paragraph-rsid="0011d8f1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3f505" officeooo:paragraph-rsid="0023f50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rsid="0023f505" officeooo:paragraph-rsid="0023f50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4" style:family="paragraph" style:parent-style-name="Standard" style:list-style-name="L1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style:writing-mode="lr-tb">
        <style:tab-stops/>
      </style:paragraph-properties>
      <style:text-properties officeooo:paragraph-rsid="001304a6"/>
    </style:style>
    <style:style style:name="P115" style:family="paragraph" style:parent-style-name="Standard" style:list-style-name="L1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style:writing-mode="lr-tb">
        <style:tab-stops/>
      </style:paragraph-properties>
      <style:text-properties style:font-name="Liberation Serif" fo:font-size="12pt" fo:font-weight="normal" officeooo:rsid="0012dc2d" officeooo:paragraph-rsid="001304a6" style:font-name-asian="Times New Roman" style:font-size-asian="12pt" style:font-weight-asian="normal" style:font-name-complex="Times New Roman" style:font-size-complex="12pt" style:font-weight-complex="normal"/>
    </style:style>
    <style:style style:name="P116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style:font-name="Liberation Serif" fo:font-size="12pt" fo:font-weight="bold" officeooo:rsid="0011d8f1" officeooo:paragraph-rsid="0011d8f1" style:font-name-asian="Times New Roman" style:font-size-asian="12pt" style:font-weight-asian="bold" style:font-name-complex="Times New Roman" style:font-size-complex="12pt" style:font-weight-complex="bold"/>
    </style:style>
    <style:style style:name="P117" style:family="paragraph" style:parent-style-name="Standard" style:list-style-name="L1" style:master-page-name="">
      <style:paragraph-properties fo:margin-left="0.5in" fo:margin-right="0in" fo:margin-top="0in" fo:margin-bottom="0in" style:contextual-spacing="false" fo:line-height="115%" fo:text-align="justify" style:justify-single-word="false" fo:orphans="2" fo:widows="2" fo:text-indent="0in" style:auto-text-indent="false" style:page-number="auto" fo:break-before="auto" fo:break-after="auto" style:writing-mode="lr-tb">
        <style:tab-stops/>
      </style:paragraph-properties>
      <style:text-properties style:font-name="Liberation Serif" fo:font-size="12pt" officeooo:paragraph-rsid="0012dc2d" style:font-size-asian="12pt" style:font-size-complex="12pt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1ad2ab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name-asian="Times New Roman" style:font-name-complex="Times New Roman"/>
    </style:style>
    <style:style style:name="T4" style:family="text">
      <style:text-properties officeooo:rsid="0011d8f1" style:font-name-asian="Times New Roman" style:font-name-complex="Times New Roman"/>
    </style:style>
    <style:style style:name="T5" style:family="text">
      <style:text-properties officeooo:rsid="001304a6" style:font-name-asian="Times New Roman" style:font-name-complex="Times New Roman"/>
    </style:style>
    <style:style style:name="T6" style:family="text">
      <style:text-properties officeooo:rsid="00197ddd" style:font-name-asian="Times New Roman" style:font-name-complex="Times New Roman"/>
    </style:style>
    <style:style style:name="T7" style:family="text">
      <style:text-properties officeooo:rsid="001d8250" style:font-name-asian="Times New Roman" style:font-name-complex="Times New Roman"/>
    </style:style>
    <style:style style:name="T8" style:family="text">
      <style:text-properties officeooo:rsid="001e79cf" style:font-name-asian="Times New Roman" style:font-name-complex="Times New Roman"/>
    </style:style>
    <style:style style:name="T9" style:family="text">
      <style:text-properties style:font-name="Liberation Serif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font-name="Liberation Serif" fo:font-size="12pt" fo:font-weight="normal" officeooo:rsid="001304a6" style:font-name-asian="Times New Roman" style:font-size-asian="12pt" style:font-weight-asian="normal" style:font-name-complex="Times New Roman" style:font-size-complex="12pt" style:font-weight-complex="normal"/>
    </style:style>
    <style:style style:name="T11" style:family="text">
      <style:text-properties fo:font-weight="normal" style:font-name-asian="Times New Roman" style:font-weight-asian="normal" style:font-name-complex="Times New Roman" style:font-weight-complex="normal"/>
    </style:style>
    <style:style style:name="T12" style:family="text">
      <style:text-properties fo:font-weight="normal" officeooo:rsid="0012dc2d" style:font-name-asian="Times New Roman" style:font-weight-asian="normal" style:font-name-complex="Times New Roman" style:font-weight-complex="normal"/>
    </style:style>
    <style:style style:name="T13" style:family="text">
      <style:text-properties fo:font-weight="normal" officeooo:rsid="0011d8f1" style:font-name-asian="Times New Roman" style:font-weight-asian="normal" style:font-name-complex="Times New Roman" style:font-weight-complex="normal"/>
    </style:style>
    <style:style style:name="T14" style:family="text">
      <style:text-properties fo:font-weight="normal" officeooo:rsid="00165701" style:font-name-asian="Times New Roman" style:font-weight-asian="normal" style:font-name-complex="Times New Roman" style:font-weight-complex="normal"/>
    </style:style>
    <style:style style:name="T15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6" style:family="text">
      <style:text-properties fo:font-size="12pt" fo:font-weight="normal" officeooo:rsid="0018d523" style:font-name-asian="Times New Roman" style:font-size-asian="12pt" style:font-weight-asian="normal" style:font-name-complex="Times New Roman" style:font-size-complex="12pt" style:font-weight-complex="normal"/>
    </style:style>
    <style:style style:name="T17" style:family="text">
      <style:text-properties officeooo:rsid="001479e4"/>
    </style:style>
    <style:style style:name="T18" style:family="text">
      <style:text-properties officeooo:rsid="00182e6f"/>
    </style:style>
    <style:style style:name="T19" style:family="text">
      <style:text-properties officeooo:rsid="0018d523"/>
    </style:style>
    <style:style style:name="T20" style:family="text">
      <style:text-properties officeooo:rsid="001d8250"/>
    </style:style>
    <style:style style:name="T21" style:family="text">
      <style:text-properties officeooo:rsid="001e79cf"/>
    </style:style>
    <style:style style:name="T22" style:family="text">
      <style:text-properties officeooo:rsid="00205d0d"/>
    </style:style>
    <style:style style:name="T23" style:family="text">
      <style:text-properties officeooo:rsid="00217da0"/>
    </style:style>
    <style:style style:name="T24" style:family="text">
      <style:text-properties officeooo:rsid="00252e78"/>
    </style:style>
    <style:style style:name="T25" style:family="text">
      <style:text-properties officeooo:rsid="0025cf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28"/>
      <text:p text:style-name="P28"/>
      <text:p text:style-name="P34"/>
      <text:p text:style-name="P34"/>
      <text:p text:style-name="P34"/>
      <text:p text:style-name="P34"/>
      <text:p text:style-name="P28"/>
      <text:p text:style-name="P41">Bazy Danych 2</text:p>
      <text:p text:style-name="P42">System zarządzania szpitalem</text:p>
      <text:p text:style-name="P39"><text:span text:style-name="T4">Dokumentacja </text:span><text:span text:style-name="T3">faz</text:span><text:span text:style-name="T4">y</text:span><text:span text:style-name="T3"> konceptualn</text:span><text:span text:style-name="T4">ej</text:span></text:p>
      <text:p text:style-name="P50"/>
      <text:p text:style-name="P53">Prowadzący: dr inż. Jerzy Stachera</text:p>
      <text:p text:style-name="P53"/>
      <text:p text:style-name="P53">Zespół B12/16L w składzie:</text:p>
      <text:p text:style-name="P57">Michał Dobrzański</text:p>
      <text:p text:style-name="P43">Marek Majde</text:p>
      <text:p text:style-name="P43">Piotr Małetka</text:p>
      <text:p text:style-name="P57">Radosław Świątkiewicz</text:p>
      <text:p text:style-name="P35"/>
      <text:p text:style-name="P35"/>
      <text:p text:style-name="P53">Politechnika Warszawska</text:p>
      <text:p text:style-name="P53"><text:s/>Wydział Elektroniki i Technik Informacyjnych</text:p>
      <text:p text:style-name="P53">8 maja 2016</text:p>
      <text:p text:style-name="P51"/>
      <text:p text:style-name="P28"/>
      <text:list xml:id="list1274647058320928512" text:style-name="L1">
        <text:list-item>
          <text:p text:style-name="P63">Wstęp</text:p>
        </text:list-item>
      </text:list>
      <text:p text:style-name="P29"/>
      <text:p text:style-name="P44"><text:tab/>Niniejsza dokumentacja opisuje fazę konceptualną projektu systemu wspierającego zarządzanie oraz pracę szpitala. Wstępnie zostało ocenione, że baza danych wspomagająca pracę szpitala będzie zawierała informacje o następujących obiektach:</text:p>
      <text:list xml:id="list4568565102946252881" text:style-name="LS1">
        <text:list-item>
          <text:p text:style-name="P65">Oddziałach</text:p>
        </text:list-item>
        <text:list-item>
          <text:p text:style-name="P65">Personelu</text:p>
        </text:list-item>
        <text:list-item>
          <text:p text:style-name="P65">Pacjentach</text:p>
        </text:list-item>
        <text:list-item>
          <text:p text:style-name="P65">Najbliższych krewnych pacjenta</text:p>
        </text:list-item>
        <text:list-item>
          <text:p text:style-name="P65">Lekarzach rodzinnych</text:p>
        </text:list-item>
        <text:list-item>
          <text:p text:style-name="P65">Wizytach pacjentów</text:p>
        </text:list-item>
        <text:list-item>
          <text:p text:style-name="P65">Pacjentach ambulatoryjnych</text:p>
        </text:list-item>
        <text:list-item>
          <text:p text:style-name="P65">Pacjentach przebywających w szpitalu</text:p>
        </text:list-item>
        <text:list-item>
          <text:p text:style-name="P65">Zażywanych przez pacjentach lekarstwach</text:p>
        </text:list-item>
        <text:list-item>
          <text:p text:style-name="P65">Materiałach chirurgicznych i niechirurgicznych</text:p>
        </text:list-item>
        <text:list-item>
          <text:p text:style-name="P69">Środkach farmaceutycznych</text:p>
        </text:list-item>
      </text:list>
      <text:p text:style-name="P59"/>
      <text:list xml:id="list121323674888008" text:continue-list="list1274647058320928512" text:style-name="L1">
        <text:list-item>
          <text:p text:style-name="P60">Podział zadań pomiędzy członkami zespołu</text:p>
        </text:list-item>
      </text:list>
      <text:p text:style-name="P29"/>
      <text:p text:style-name="P76">W ramach projektu ustalono cykl spotkań dla wszystkich członków zespołu. Podczas nich wspólnie omawiano oraz tworzono koncepcję bazy danych. Projekt zapisany jest w zbiorowym repozytorium do którego każdy z członków ma dostęp i może aktualizować kod. System kontroli wersji pozwala każdemu pracować niezależnie nad tym, na czym się najlepiej zna. </text:p>
      <text:list xml:id="list121324869360430" text:continue-numbering="true" text:style-name="L1">
        <text:list-header>
          <text:p text:style-name="P58"/>
        </text:list-header>
        <text:list-item>
          <text:p text:style-name="P46">Opisy występujących encji</text:p>
        </text:list-item>
      </text:list>
      <text:p text:style-name="P31"><text:tab/></text:p>
      <text:p text:style-name="P36"><text:tab/><text:span text:style-name="T17">W poniższej tabeli określono wszyskie encje, jakie zostały uwzględnione w modelu związków-encji przy konstruowaniu systemu wspomagającego pracę szpitala.</text:span></text:p>
      <text:p text:style-name="P36"/>
      <text:p text:style-name="P38">Tabela 1. Opisy występujących encji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Nazwa</text:p>
          </table:table-cell>
          <table:table-cell table:style-name="Table2.A1" office:value-type="string">
            <text:p text:style-name="P15">Opis</text:p>
          </table:table-cell>
          <table:table-cell table:style-name="Table2.A1" office:value-type="string">
            <text:p text:style-name="P15">Własności</text:p>
          </table:table-cell>
        </table:table-row>
        <table:table-row>
          <table:table-cell table:style-name="Table2.A1" office:value-type="string">
            <text:p text:style-name="P10">Osoba</text:p>
          </table:table-cell>
          <table:table-cell table:style-name="Table2.A1" office:value-type="string">
            <text:p text:style-name="P12">Opis osób mających jakiekolwiek powiązanie ze szpitalem.</text:p>
          </table:table-cell>
          <table:table-cell table:style-name="Table2.A1" office:value-type="string">
            <text:p text:style-name="P12">Osoba może być spokrewniona z jednym lub wieloma pacjentami szpitala.</text:p>
          </table:table-cell>
        </table:table-row>
        <table:table-row>
          <table:table-cell table:style-name="Table2.A3" office:value-type="string">
            <text:p text:style-name="P95">Pokrewieństwo</text:p>
          </table:table-cell>
          <table:table-cell table:style-name="Table2.A3" office:value-type="string">
            <text:p text:style-name="P81">Określenie pokrewieństwa pomiędzy pacjentem, a inną osobą.</text:p>
          </table:table-cell>
          <table:table-cell table:style-name="Table2.A3" office:value-type="string">
            <text:p text:style-name="P81">Pacjenci i osoby powiązane ze szpitalem mogą być ze sobą spokrewnione.</text:p>
          </table:table-cell>
        </table:table-row>
        <table:table-row>
          <table:table-cell table:style-name="Table2.A3" office:value-type="string">
            <text:p text:style-name="P95">Typ pokrewieństwa</text:p>
          </table:table-cell>
          <table:table-cell table:style-name="Table2.A3" office:value-type="string">
            <text:p text:style-name="P81">Pokrewieństwo jest określone typem.</text:p>
          </table:table-cell>
          <table:table-cell table:style-name="Table2.A3" office:value-type="string">
            <text:p text:style-name="P81">Pokrewieństwo może być jednego typu.</text:p>
          </table:table-cell>
        </table:table-row>
        <table:table-row>
          <table:table-cell table:style-name="Table2.A3" office:value-type="string">
            <text:p text:style-name="P90">Pracownik</text:p>
          </table:table-cell>
          <table:table-cell table:style-name="Table2.A3" office:value-type="string">
            <text:p text:style-name="P80">Dane pracownika szpitala.</text:p>
          </table:table-cell>
          <table:table-cell table:style-name="Table2.A3" office:value-type="string">
            <text:p text:style-name="P80">Encja będąca podtypem encji “Osoba”.</text:p>
          </table:table-cell>
        </table:table-row>
        <table:table-row>
          <table:table-cell table:style-name="Table2.A3" office:value-type="string">
            <text:p text:style-name="P95">Rodzaj <text:soft-page-break/>pracownika</text:p>
          </table:table-cell>
          <table:table-cell table:style-name="Table2.A3" office:value-type="string">
            <text:p text:style-name="P81">Określenie funkcji pełnionej przez <text:soft-page-break/>pracownika szpitala.</text:p>
          </table:table-cell>
          <table:table-cell table:style-name="Table2.A3" office:value-type="string">
            <text:p text:style-name="P81">Pracownik może spełniać tylko jedną funkcję.</text:p>
          </table:table-cell>
        </table:table-row>
        <table:table-row>
          <table:table-cell table:style-name="Table2.A3" office:value-type="string">
            <text:p text:style-name="P90">Pacjent</text:p>
          </table:table-cell>
          <table:table-cell table:style-name="Table2.A3" office:value-type="string">
            <text:p text:style-name="P80">Dane pacjenta szpitala.</text:p>
          </table:table-cell>
          <table:table-cell table:style-name="Table2.A3" office:value-type="string">
            <text:p text:style-name="P80">Encja będąca podtypem encji “Osoba”. Pacjent może mieć przypisane wizyty, lekarza rodzinnego, dozowanie leku, być hospitalizowany lub oczekiwać na miejsce na oddziale.</text:p>
          </table:table-cell>
        </table:table-row>
        <table:table-row>
          <table:table-cell table:style-name="Table2.A3" office:value-type="string">
            <text:p text:style-name="P95">Stan cywilny</text:p>
          </table:table-cell>
          <table:table-cell table:style-name="Table2.A3" office:value-type="string">
            <text:p text:style-name="P81">Określenie stanu cywilnego pacjenta.</text:p>
          </table:table-cell>
          <table:table-cell table:style-name="Table2.A3" office:value-type="string">
            <text:p text:style-name="P81">Pacjent może mieć tylko jeden stan cywilny</text:p>
          </table:table-cell>
        </table:table-row>
        <table:table-row>
          <table:table-cell table:style-name="Table2.A3" office:value-type="string">
            <text:p text:style-name="P90">Lekarz rodzinny</text:p>
          </table:table-cell>
          <table:table-cell table:style-name="Table2.A3" office:value-type="string">
            <text:p text:style-name="P80">Identyfikacja lekarza rodzinnego</text:p>
          </table:table-cell>
          <table:table-cell table:style-name="Table2.A3" office:value-type="string">
            <text:p text:style-name="P80">Encja będąca podtypem encji “Osoba”. Lekarz rodzinny ma własny numer praktyki.</text:p>
          </table:table-cell>
        </table:table-row>
        <table:table-row>
          <table:table-cell table:style-name="Table2.A3" office:value-type="string">
            <text:p text:style-name="P90">Pracownik na oddziale</text:p>
          </table:table-cell>
          <table:table-cell table:style-name="Table2.A3" office:value-type="string">
            <text:p text:style-name="P80">Określenie powiązania danego pracownika szpitala z konkretnym oddziałem.</text:p>
          </table:table-cell>
          <table:table-cell table:style-name="Table2.A3" office:value-type="string">
            <text:p text:style-name="P80">Encja wiąże encję “Pracownik” z encją “Oddział”.</text:p>
          </table:table-cell>
        </table:table-row>
        <table:table-row>
          <table:table-cell table:style-name="Table2.A1" office:value-type="string">
            <text:p text:style-name="P10">Zatrudnienie</text:p>
          </table:table-cell>
          <table:table-cell table:style-name="Table2.A1" office:value-type="string">
            <text:p text:style-name="P12">Określenie sposobu (warunków) zatrudnienia pracownika szpitala.</text:p>
          </table:table-cell>
          <table:table-cell table:style-name="Table2.A1" office:value-type="string">
            <text:p text:style-name="P12">Wiele form zatrudnienia może być przypisanych konkretnemu pracownikowi.</text:p>
          </table:table-cell>
        </table:table-row>
        <table:table-row>
          <table:table-cell table:style-name="Table2.A3" office:value-type="string">
            <text:p text:style-name="P95">Rodzaj umowy</text:p>
          </table:table-cell>
          <table:table-cell table:style-name="Table2.A3" office:value-type="string">
            <text:p text:style-name="P81">Rodzaj umowy zawartej pomiędzy pracownikiem, a szpitalem.</text:p>
          </table:table-cell>
          <table:table-cell table:style-name="Table2.A3" office:value-type="string">
            <text:p text:style-name="P81">Zatrudnienie musi mieć jeden rodzaj umowy.</text:p>
          </table:table-cell>
        </table:table-row>
        <table:table-row>
          <table:table-cell table:style-name="Table2.A3" office:value-type="string">
            <text:p text:style-name="P11"><text:span text:style-name="T24">Pracownik </text:span>na oddziale</text:p>
          </table:table-cell>
          <table:table-cell table:style-name="Table2.A3" office:value-type="string">
            <text:p text:style-name="P18"><text:span text:style-name="T2">Zatrudnienie</text:span><text:span text:style-name="T1"> pracownika szpitala </text:span><text:span text:style-name="T2">w kontekście oddziału.</text:span></text:p>
          </table:table-cell>
          <table:table-cell table:style-name="Table2.A3" office:value-type="string">
            <text:p text:style-name="P19">Pracownik może być zatrudniony na kilku oddziałach.</text:p>
          </table:table-cell>
        </table:table-row>
        <table:table-row>
          <table:table-cell table:style-name="Table2.A1" office:value-type="string">
            <text:p text:style-name="P10">Doświadczenie zawodowe</text:p>
          </table:table-cell>
          <table:table-cell table:style-name="Table2.A1" office:value-type="string">
            <text:p text:style-name="P12">Opis pełnionych funkcji przez pracownika w danym czasie.</text:p>
          </table:table-cell>
          <table:table-cell table:style-name="Table2.A1" office:value-type="string">
            <text:p text:style-name="P12">Pracownik może mieć wiele doświadczeń wynikających z zajmowanych przez niego stanowisk</text:p>
          </table:table-cell>
        </table:table-row>
        <table:table-row>
          <table:table-cell table:style-name="Table2.A1" office:value-type="string">
            <text:p text:style-name="P10">Kwalifikacja</text:p>
          </table:table-cell>
          <table:table-cell table:style-name="Table2.A1" office:value-type="string">
            <text:p text:style-name="P12">Potwierdza konkretne umiejętności pracownika.</text:p>
          </table:table-cell>
          <table:table-cell table:style-name="Table2.A1" office:value-type="string">
            <text:p text:style-name="P12">Pracownik może mieć wiele kwalifikacji.</text:p>
          </table:table-cell>
        </table:table-row>
        <table:table-row>
          <table:table-cell table:style-name="Table2.A1" office:value-type="string">
            <text:p text:style-name="P10">Wizyta</text:p>
          </table:table-cell>
          <table:table-cell table:style-name="Table2.A1" office:value-type="string">
            <text:p text:style-name="P12">Odbywana przez pacjenta i przeprowadzona przez pracownika szpitala.</text:p>
          </table:table-cell>
          <table:table-cell table:style-name="Table2.A1" office:value-type="string">
            <text:p text:style-name="P12">Pacjent może odbyć wiele wizyt oraz pracownik może przeprowadzić wiele wizyt.</text:p>
          </table:table-cell>
        </table:table-row>
        <table:table-row>
          <table:table-cell table:style-name="Table2.A1" office:value-type="string">
            <text:p text:style-name="P10">Hospitalizacja</text:p>
          </table:table-cell>
          <table:table-cell table:style-name="Table2.A1" office:value-type="string">
            <text:p text:style-name="P12">Informacje o hospitalizacji pacjenta, w szczególności jego czas pobytu</text:p>
          </table:table-cell>
          <table:table-cell table:style-name="Table2.A1" office:value-type="string">
            <text:p text:style-name="P12">Pacjent może być wiele razy hospitalizowany. Hospitalizacja może wymagać przydziału łóżka pacjentowi.</text:p>
          </table:table-cell>
        </table:table-row>
        <table:table-row>
          <table:table-cell table:style-name="Table2.A1" office:value-type="string">
            <text:p text:style-name="P10">Pacjent oczekujący</text:p>
          </table:table-cell>
          <table:table-cell table:style-name="Table2.A1" office:value-type="string">
            <text:p text:style-name="P12">Pacjent oczekujący na przydział łóżka (umieszczony na liście oczekujących).</text:p>
          </table:table-cell>
          <table:table-cell table:style-name="Table2.A1" office:value-type="string">
            <text:p text:style-name="P12">Dany pacjent czeka na konkretne łóżko.</text:p>
          </table:table-cell>
        </table:table-row>
        <table:table-row>
          <table:table-cell table:style-name="Table2.A1" office:value-type="string">
            <text:p text:style-name="P10"><text:s/>Łóżko</text:p>
          </table:table-cell>
          <table:table-cell table:style-name="Table2.A1" office:value-type="string">
            <text:p text:style-name="P12">Łóżko dla danego oddziału identyfikowane jest unikalnym numerem.</text:p>
          </table:table-cell>
          <table:table-cell table:style-name="Table2.A1" office:value-type="string">
            <text:p text:style-name="P12">Łóżko przeznaczone jest dla hospitalizacji pacjentów. Łóżka znajdują się na oddziałach.</text:p>
          </table:table-cell>
        </table:table-row>
        <table:table-row>
          <table:table-cell table:style-name="Table2.A1" office:value-type="string">
            <text:p text:style-name="P10">Oddział</text:p>
          </table:table-cell>
          <table:table-cell table:style-name="Table2.A1" office:value-type="string">
            <text:p text:style-name="P12">Opis oddziału w szpitalu wraz informacją o jego lokalizacji</text:p>
          </table:table-cell>
          <table:table-cell table:style-name="Table2.A1" office:value-type="string">
            <text:p text:style-name="P12">Na oddziale znajdują się łóżka. Dla oddziału wystawia się formularz zapotrzebowania na konkretne artykuły medyczne.</text:p>
          </table:table-cell>
        </table:table-row>
        <text:soft-page-break/>
        <table:table-row>
          <table:table-cell table:style-name="Table2.A1" office:value-type="string">
            <text:p text:style-name="P10">Formularz zapotrzebowania</text:p>
          </table:table-cell>
          <table:table-cell table:style-name="Table2.A1" office:value-type="string">
            <text:p text:style-name="P12">Określa zamówienie niezbędnych artykułów medycznych dla danego oddziału.</text:p>
          </table:table-cell>
          <table:table-cell table:style-name="Table2.A1" office:value-type="string">
            <text:p text:style-name="P12">Wypełniany jest przez pracownika szpitala. Może zawierać wiele pozycji.</text:p>
          </table:table-cell>
        </table:table-row>
        <table:table-row>
          <table:table-cell table:style-name="Table2.A1" office:value-type="string">
            <text:p text:style-name="P10">Pozycja zamówienia</text:p>
          </table:table-cell>
          <table:table-cell table:style-name="Table2.A1" office:value-type="string">
            <text:p text:style-name="P12">Określa zamówienie na konkretny rodzaj towaru.</text:p>
          </table:table-cell>
          <table:table-cell table:style-name="Table2.A1" office:value-type="string">
            <text:p text:style-name="P12">Pozycja dotyczy konkretnego materiału. Formularz zawiera wiele pozycji.</text:p>
          </table:table-cell>
        </table:table-row>
        <table:table-row>
          <table:table-cell table:style-name="Table2.A1" office:value-type="string">
            <text:p text:style-name="P10">Materiał</text:p>
          </table:table-cell>
          <table:table-cell table:style-name="Table2.A1" office:value-type="string">
            <text:p text:style-name="P12">Materiał niezbędny pracownikom szpitala do pracy.</text:p>
          </table:table-cell>
          <table:table-cell table:style-name="Table2.A1" office:value-type="string">
            <text:p text:style-name="P12">Materiał związany jest z konkretną pozycją w formularzu zamówienia. Wiele materiałów można zamówić poprzez dostawę.</text:p>
          </table:table-cell>
        </table:table-row>
        <table:table-row>
          <table:table-cell table:style-name="Table2.A1" office:value-type="string">
            <text:p text:style-name="P10">Dozowanie leku</text:p>
          </table:table-cell>
          <table:table-cell table:style-name="Table2.A1" office:value-type="string">
            <text:p text:style-name="P12">Czas i ilość przyjmowania leku przez pacjenta.</text:p>
          </table:table-cell>
          <table:table-cell table:style-name="Table2.A1" office:value-type="string">
            <text:p text:style-name="P12">Pacjent może mieć przypisane dozowanie różnych leków.</text:p>
          </table:table-cell>
        </table:table-row>
        <table:table-row>
          <table:table-cell table:style-name="Table2.A1" office:value-type="string">
            <text:p text:style-name="P10">Dostawa</text:p>
          </table:table-cell>
          <table:table-cell table:style-name="Table2.A1" office:value-type="string">
            <text:p text:style-name="P12">Ilość oraz cena konkretnego materiału zamawianego dla konkretnego oddziału w szpitalu.</text:p>
          </table:table-cell>
          <table:table-cell table:style-name="Table2.A1" office:value-type="string">
            <text:p text:style-name="P12">Dostawa dotyczy konkretnego materiału. Dostawy realizowane są przez dostawcę.</text:p>
          </table:table-cell>
        </table:table-row>
        <table:table-row>
          <table:table-cell table:style-name="Table2.A1" office:value-type="string">
            <text:p text:style-name="P10">Dostawca</text:p>
          </table:table-cell>
          <table:table-cell table:style-name="Table2.A1" office:value-type="string">
            <text:p text:style-name="P12">Opis dostawcy, w szczególności jego dane kontaktowe</text:p>
          </table:table-cell>
          <table:table-cell table:style-name="Table2.A1" office:value-type="string">
            <text:p text:style-name="P12">Dostawca realizuje dostawy.</text:p>
          </table:table-cell>
        </table:table-row>
      </table:table>
      <text:p text:style-name="P61"/>
      <text:p text:style-name="P62"/>
      <text:list xml:id="list121325621840154" text:continue-numbering="true" text:style-name="L1">
        <text:list-item>
          <text:p text:style-name="P64">Opisy typów występujących związków</text:p>
        </text:list-item>
      </text:list>
      <text:p text:style-name="P32"/>
      <text:p text:style-name="P54"><text:tab/>W poniższej tabeli opisano wszystkie występujące związki pomiędzy parami encji wystąpujących w modelu związków-encji.</text:p>
      <text:p text:style-name="P54"/>
      <text:p text:style-name="P55"><text:span text:style-name="T19">Tabela 2. Opisy typów występujących zwiąków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5">Nazwa encji</text:p>
          </table:table-cell>
          <table:table-cell table:style-name="Table5.A1" office:value-type="string">
            <text:p text:style-name="P12">Krotność</text:p>
          </table:table-cell>
          <table:table-cell table:style-name="Table5.A1" office:value-type="string">
            <text:p text:style-name="P15">Związek</text:p>
          </table:table-cell>
          <table:table-cell table:style-name="Table5.A1" office:value-type="string">
            <text:p text:style-name="P15">Nazwa encji</text:p>
          </table:table-cell>
          <table:table-cell table:style-name="Table5.A1" office:value-type="string">
            <text:p text:style-name="P12">Krotność</text:p>
          </table:table-cell>
        </table:table-row>
        <table:table-row>
          <table:table-cell table:style-name="Table5.A1" office:value-type="string">
            <text:p text:style-name="P12">Osoba</text:p>
          </table:table-cell>
          <table:table-cell table:style-name="Table5.A1" office:value-type="string">
            <text:p text:style-name="P12">0..1</text:p>
          </table:table-cell>
          <table:table-cell table:style-name="Table5.A1" office:value-type="string">
            <text:p text:style-name="P15">Ma</text:p>
          </table:table-cell>
          <table:table-cell table:style-name="Table5.A1" office:value-type="string">
            <text:p text:style-name="P12">Pokrewieństwo</text:p>
          </table:table-cell>
          <table:table-cell table:style-name="Table5.A1" office:value-type="string">
            <text:p text:style-name="P12">1..20</text:p>
          </table:table-cell>
        </table:table-row>
        <table:table-row>
          <table:table-cell table:style-name="Table5.A3" office:value-type="string">
            <text:p text:style-name="P82">Pokrewieństwo</text:p>
          </table:table-cell>
          <table:table-cell table:style-name="Table5.A3" office:value-type="string">
            <text:p text:style-name="P82">0..1</text:p>
          </table:table-cell>
          <table:table-cell table:style-name="Table5.A3" office:value-type="string">
            <text:p text:style-name="P86">Jest</text:p>
          </table:table-cell>
          <table:table-cell table:style-name="Table5.A3" office:value-type="string">
            <text:p text:style-name="P82">Typ pokrewieństwa</text:p>
          </table:table-cell>
          <table:table-cell table:style-name="Table5.A3" office:value-type="string">
            <text:p text:style-name="P82">0..20</text:p>
          </table:table-cell>
        </table:table-row>
        <table:table-row>
          <table:table-cell table:style-name="Table5.A1" office:value-type="string">
            <text:p text:style-name="P12">Pracownik</text:p>
          </table:table-cell>
          <table:table-cell table:style-name="Table5.A1" office:value-type="string">
            <text:p text:style-name="P12">0..1</text:p>
          </table:table-cell>
          <table:table-cell table:style-name="Table5.A1" office:value-type="string">
            <text:p text:style-name="P15">Posiada</text:p>
          </table:table-cell>
          <table:table-cell table:style-name="Table5.A1" office:value-type="string">
            <text:p text:style-name="P12">Zatrudnienie</text:p>
          </table:table-cell>
          <table:table-cell table:style-name="Table5.A1" office:value-type="string">
            <text:p text:style-name="P12">1..20</text:p>
          </table:table-cell>
        </table:table-row>
        <table:table-row>
          <table:table-cell table:style-name="Table5.A1" office:value-type="string">
            <text:p text:style-name="P12">Zatrudnienie</text:p>
          </table:table-cell>
          <table:table-cell table:style-name="Table5.A1" office:value-type="string">
            <text:p text:style-name="P12">1..1</text:p>
          </table:table-cell>
          <table:table-cell table:style-name="Table5.A1" office:value-type="string">
            <text:p text:style-name="P15">Ma</text:p>
          </table:table-cell>
          <table:table-cell table:style-name="Table5.A1" office:value-type="string">
            <text:p text:style-name="P12"><text:span text:style-name="T25">Rodzaj</text:span> umowy</text:p>
          </table:table-cell>
          <table:table-cell table:style-name="Table5.A1" office:value-type="string">
            <text:p text:style-name="P12">0..10</text:p>
          </table:table-cell>
        </table:table-row>
        <table:table-row>
          <table:table-cell table:style-name="Table5.A3" office:value-type="string">
            <text:p text:style-name="P14">Zatrudnienie</text:p>
          </table:table-cell>
          <table:table-cell table:style-name="Table5.A3" office:value-type="string">
            <text:p text:style-name="P14">0..1</text:p>
          </table:table-cell>
          <table:table-cell table:style-name="Table5.A3" office:value-type="string">
            <text:p text:style-name="P17">Może mieć</text:p>
          </table:table-cell>
          <table:table-cell table:style-name="Table5.A3" office:value-type="string">
            <text:p text:style-name="P20">Zatrudnienie na oddziale</text:p>
          </table:table-cell>
          <table:table-cell table:style-name="Table5.A3" office:value-type="string">
            <text:p text:style-name="P14">1..10</text:p>
          </table:table-cell>
        </table:table-row>
        <table:table-row>
          <table:table-cell table:style-name="Table5.A3" office:value-type="string">
            <text:p text:style-name="P79">Pracownik na oddziale</text:p>
          </table:table-cell>
          <table:table-cell table:style-name="Table5.A3" office:value-type="string">
            <text:p text:style-name="P14">1..100<text:span text:style-name="T22">0</text:span></text:p>
          </table:table-cell>
          <table:table-cell table:style-name="Table5.A3" office:value-type="string">
            <text:p text:style-name="P85">Jest na</text:p>
          </table:table-cell>
          <table:table-cell table:style-name="Table5.A3" office:value-type="string">
            <text:p text:style-name="P20">Oddział</text:p>
          </table:table-cell>
          <table:table-cell table:style-name="Table5.A3" office:value-type="string">
            <text:p text:style-name="P14">0..1</text:p>
          </table:table-cell>
        </table:table-row>
        <table:table-row>
          <table:table-cell table:style-name="Table5.A3" office:value-type="string">
            <text:p text:style-name="P79">Pracownik</text:p>
          </table:table-cell>
          <table:table-cell table:style-name="Table5.A3" office:value-type="string">
            <text:p text:style-name="P79">0..1</text:p>
          </table:table-cell>
          <table:table-cell table:style-name="Table5.A3" office:value-type="string">
            <text:p text:style-name="P84">Może być</text:p>
          </table:table-cell>
          <table:table-cell table:style-name="Table5.A3" office:value-type="string">
            <text:p text:style-name="P107">Pracownik na oddziale</text:p>
          </table:table-cell>
          <table:table-cell table:style-name="Table5.A3" office:value-type="string">
            <text:p text:style-name="P79">1..1000</text:p>
          </table:table-cell>
        </table:table-row>
        <table:table-row>
          <table:table-cell table:style-name="Table5.A1" office:value-type="string">
            <text:p text:style-name="P12">Pracownik</text:p>
          </table:table-cell>
          <table:table-cell table:style-name="Table5.A1" office:value-type="string">
            <text:p text:style-name="P12">0..1</text:p>
          </table:table-cell>
          <table:table-cell table:style-name="Table5.A1" office:value-type="string">
            <text:p text:style-name="P15">Posiada</text:p>
          </table:table-cell>
          <table:table-cell table:style-name="Table5.A1" office:value-type="string">
            <text:p text:style-name="P12">Doświadczenie zawodowe</text:p>
          </table:table-cell>
          <table:table-cell table:style-name="Table5.A1" office:value-type="string">
            <text:p text:style-name="P12">1..20</text:p>
          </table:table-cell>
        </table:table-row>
        <table:table-row>
          <table:table-cell table:style-name="Table5.A1" office:value-type="string">
            <text:p text:style-name="P12">Pracownik</text:p>
          </table:table-cell>
          <table:table-cell table:style-name="Table5.A1" office:value-type="string">
            <text:p text:style-name="P12">0..1</text:p>
          </table:table-cell>
          <table:table-cell table:style-name="Table5.A1" office:value-type="string">
            <text:p text:style-name="P15">Posiada</text:p>
          </table:table-cell>
          <table:table-cell table:style-name="Table5.A1" office:value-type="string">
            <text:p text:style-name="P12">Kwalifikacja</text:p>
          </table:table-cell>
          <table:table-cell table:style-name="Table5.A1" office:value-type="string">
            <text:p text:style-name="P12">1..40</text:p>
          </table:table-cell>
        </table:table-row>
        <table:table-row>
          <table:table-cell table:style-name="Table5.A1" office:value-type="string">
            <text:p text:style-name="P12">Pracownik</text:p>
          </table:table-cell>
          <table:table-cell table:style-name="Table5.A1" office:value-type="string">
            <text:p text:style-name="P12">0..1</text:p>
          </table:table-cell>
          <table:table-cell table:style-name="Table5.A1" office:value-type="string">
            <text:p text:style-name="P15">Ma</text:p>
          </table:table-cell>
          <table:table-cell table:style-name="Table5.A1" office:value-type="string">
            <text:p text:style-name="P12">Rodzaj pracownika</text:p>
          </table:table-cell>
          <table:table-cell table:style-name="Table5.A1" office:value-type="string">
            <text:p text:style-name="P12"><text:span text:style-name="T25">1</text:span>..100</text:p>
          </table:table-cell>
        </table:table-row>
        <table:table-row>
          <table:table-cell table:style-name="Table5.A1" office:value-type="string">
            <text:p text:style-name="P12">Pracownik</text:p>
          </table:table-cell>
          <table:table-cell table:style-name="Table5.A1" office:value-type="string">
            <text:p text:style-name="P12">0..50</text:p>
          </table:table-cell>
          <table:table-cell table:style-name="Table5.A1" office:value-type="string">
            <text:p text:style-name="P15">Pracuje</text:p>
          </table:table-cell>
          <table:table-cell table:style-name="Table5.A1" office:value-type="string">
            <text:p text:style-name="P12">Oddział</text:p>
          </table:table-cell>
          <table:table-cell table:style-name="Table5.A1" office:value-type="string">
            <text:p text:style-name="P12">0..1</text:p>
          </table:table-cell>
        </table:table-row>
        <table:table-row>
          <table:table-cell table:style-name="Table5.A1" office:value-type="string">
            <text:p text:style-name="P12">Lekarz rodzinny</text:p>
          </table:table-cell>
          <table:table-cell table:style-name="Table5.A1" office:value-type="string">
            <text:p text:style-name="P12">0..1</text:p>
          </table:table-cell>
          <table:table-cell table:style-name="Table5.A1" office:value-type="string">
            <text:p text:style-name="P15">Skierowuje</text:p>
          </table:table-cell>
          <table:table-cell table:style-name="Table5.A1" office:value-type="string">
            <text:p text:style-name="P12">Pacjent</text:p>
          </table:table-cell>
          <table:table-cell table:style-name="Table5.A1" office:value-type="string">
            <text:p text:style-name="P12">0..50</text:p>
          </table:table-cell>
        </table:table-row>
        <table:table-row>
          <table:table-cell table:style-name="Table5.A1" office:value-type="string">
            <text:p text:style-name="P12">Pacjent</text:p>
          </table:table-cell>
          <table:table-cell table:style-name="Table5.A1" office:value-type="string">
            <text:p text:style-name="P12">0..1</text:p>
          </table:table-cell>
          <table:table-cell table:style-name="Table5.A1" office:value-type="string">
            <text:p text:style-name="P15">Ma</text:p>
          </table:table-cell>
          <table:table-cell table:style-name="Table5.A1" office:value-type="string">
            <text:p text:style-name="P12">Pokrewieństwo</text:p>
          </table:table-cell>
          <table:table-cell table:style-name="Table5.A1" office:value-type="string">
            <text:p text:style-name="P12">1..20</text:p>
          </table:table-cell>
        </table:table-row>
        <table:table-row>
          <table:table-cell table:style-name="Table5.A1" office:value-type="string">
            <text:p text:style-name="P12">Pacjent</text:p>
          </table:table-cell>
          <table:table-cell table:style-name="Table5.A1" office:value-type="string">
            <text:p text:style-name="P12">1..1</text:p>
          </table:table-cell>
          <table:table-cell table:style-name="Table5.A1" office:value-type="string">
            <text:p text:style-name="P15">Ma określony</text:p>
          </table:table-cell>
          <table:table-cell table:style-name="Table5.A1" office:value-type="string">
            <text:p text:style-name="P12">Stan cywilny</text:p>
          </table:table-cell>
          <table:table-cell table:style-name="Table5.A1" office:value-type="string">
            <text:p text:style-name="P12">0..5</text:p>
          </table:table-cell>
        </table:table-row>
        <table:table-row>
          <table:table-cell table:style-name="Table5.A1" office:value-type="string">
            <text:p text:style-name="P12">Pacjent</text:p>
          </table:table-cell>
          <table:table-cell table:style-name="Table5.A1" office:value-type="string">
            <text:p text:style-name="P12">0..n</text:p>
          </table:table-cell>
          <table:table-cell table:style-name="Table5.A1" office:value-type="string">
            <text:p text:style-name="P15">Ma przypisane</text:p>
          </table:table-cell>
          <table:table-cell table:style-name="Table5.A1" office:value-type="string">
            <text:p text:style-name="P12">Dozowanie leku</text:p>
          </table:table-cell>
          <table:table-cell table:style-name="Table5.A1" office:value-type="string">
            <text:p text:style-name="P12">0..20</text:p>
          </table:table-cell>
        </table:table-row>
        <table:table-row>
          <table:table-cell table:style-name="Table5.A1" office:value-type="string">
            <text:p text:style-name="P12">Lek</text:p>
          </table:table-cell>
          <table:table-cell table:style-name="Table5.A1" office:value-type="string">
            <text:p text:style-name="P12">0..1</text:p>
          </table:table-cell>
          <table:table-cell table:style-name="Table5.A1" office:value-type="string">
            <text:p text:style-name="P15">Jest dozowany</text:p>
          </table:table-cell>
          <table:table-cell table:style-name="Table5.A1" office:value-type="string">
            <text:p text:style-name="P12">Pacjentowi</text:p>
          </table:table-cell>
          <table:table-cell table:style-name="Table5.A1" office:value-type="string">
            <text:p text:style-name="P12">0..n</text:p>
          </table:table-cell>
        </table:table-row>
        <table:table-row>
          <table:table-cell table:style-name="Table5.A1" office:value-type="string">
            <text:p text:style-name="P12">Pacjent</text:p>
          </table:table-cell>
          <table:table-cell table:style-name="Table5.A1" office:value-type="string">
            <text:p text:style-name="P12">0..1</text:p>
          </table:table-cell>
          <table:table-cell table:style-name="Table5.A1" office:value-type="string">
            <text:p text:style-name="P15">Staje się</text:p>
          </table:table-cell>
          <table:table-cell table:style-name="Table5.A1" office:value-type="string">
            <text:p text:style-name="P12">Pacjent oczekujący</text:p>
          </table:table-cell>
          <table:table-cell table:style-name="Table5.A1" office:value-type="string">
            <text:p text:style-name="P12">1..1</text:p>
          </table:table-cell>
        </table:table-row>
        <table:table-row>
          <table:table-cell table:style-name="Table5.A1" office:value-type="string">
            <text:p text:style-name="P12">Pacjent</text:p>
          </table:table-cell>
          <table:table-cell table:style-name="Table5.A1" office:value-type="string">
            <text:p text:style-name="P12">0..1</text:p>
          </table:table-cell>
          <table:table-cell table:style-name="Table5.A1" office:value-type="string">
            <text:p text:style-name="P15">Jest poddawany</text:p>
          </table:table-cell>
          <table:table-cell table:style-name="Table5.A1" office:value-type="string">
            <text:p text:style-name="P12">Hospitalizacja</text:p>
          </table:table-cell>
          <table:table-cell table:style-name="Table5.A1" office:value-type="string">
            <text:p text:style-name="P12">1..n</text:p>
          </table:table-cell>
        </table:table-row>
        <table:table-row>
          <table:table-cell table:style-name="Table5.A1" office:value-type="string">
            <text:p text:style-name="P12">Pacjent</text:p>
          </table:table-cell>
          <table:table-cell table:style-name="Table5.A1" office:value-type="string">
            <text:p text:style-name="P12">0..1</text:p>
          </table:table-cell>
          <table:table-cell table:style-name="Table5.A1" office:value-type="string">
            <text:p text:style-name="P15">Odbywa</text:p>
          </table:table-cell>
          <table:table-cell table:style-name="Table5.A1" office:value-type="string">
            <text:p text:style-name="P12">Wizyta</text:p>
          </table:table-cell>
          <table:table-cell table:style-name="Table5.A1" office:value-type="string">
            <text:p text:style-name="P12">1..n</text:p>
          </table:table-cell>
        </table:table-row>
        <table:table-row>
          <table:table-cell table:style-name="Table5.A1" office:value-type="string">
            <text:p text:style-name="P12">Wizyta</text:p>
          </table:table-cell>
          <table:table-cell table:style-name="Table5.A1" office:value-type="string">
            <text:p text:style-name="P12">1..20000</text:p>
          </table:table-cell>
          <table:table-cell table:style-name="Table5.A1" office:value-type="string">
            <text:p text:style-name="P15">Przeprowadzona przez</text:p>
          </table:table-cell>
          <table:table-cell table:style-name="Table5.A1" office:value-type="string">
            <text:p text:style-name="P12">Pracownik</text:p>
          </table:table-cell>
          <table:table-cell table:style-name="Table5.A1" office:value-type="string">
            <text:p text:style-name="P12">0..1000</text:p>
          </table:table-cell>
        </table:table-row>
        <table:table-row>
          <table:table-cell table:style-name="Table5.A1" office:value-type="string">
            <text:p text:style-name="P12">Pacjent oczekujący</text:p>
          </table:table-cell>
          <table:table-cell table:style-name="Table5.A1" office:value-type="string">
            <text:p text:style-name="P12">1..1</text:p>
          </table:table-cell>
          <table:table-cell table:style-name="Table5.A1" office:value-type="string">
            <text:p text:style-name="P15">Jest przypisany do</text:p>
          </table:table-cell>
          <table:table-cell table:style-name="Table5.A1" office:value-type="string">
            <text:p text:style-name="P12">Oddział</text:p>
          </table:table-cell>
          <table:table-cell table:style-name="Table5.A1" office:value-type="string">
            <text:p text:style-name="P12">0..1</text:p>
          </table:table-cell>
        </table:table-row>
        <text:soft-page-break/>
        <table:table-row>
          <table:table-cell table:style-name="Table5.A1" office:value-type="string">
            <text:p text:style-name="P12">Formularz zapotrzebowania</text:p>
          </table:table-cell>
          <table:table-cell table:style-name="Table5.A1" office:value-type="string">
            <text:p text:style-name="P12">1..1</text:p>
          </table:table-cell>
          <table:table-cell table:style-name="Table5.A1" office:value-type="string">
            <text:p text:style-name="P15">Zawiera</text:p>
          </table:table-cell>
          <table:table-cell table:style-name="Table5.A1" office:value-type="string">
            <text:p text:style-name="P12">Pozycja zamówienia</text:p>
          </table:table-cell>
          <table:table-cell table:style-name="Table5.A1" office:value-type="string">
            <text:p text:style-name="P12">1..100</text:p>
          </table:table-cell>
        </table:table-row>
        <table:table-row>
          <table:table-cell table:style-name="Table5.A1" office:value-type="string">
            <text:p text:style-name="P12">Formularz zapotrzebowania</text:p>
          </table:table-cell>
          <table:table-cell table:style-name="Table5.A1" office:value-type="string">
            <text:p text:style-name="P12">1..1</text:p>
          </table:table-cell>
          <table:table-cell table:style-name="Table5.A1" office:value-type="string">
            <text:p text:style-name="P15">Dotyczy</text:p>
          </table:table-cell>
          <table:table-cell table:style-name="Table5.A1" office:value-type="string">
            <text:p text:style-name="P12">Oddział</text:p>
          </table:table-cell>
          <table:table-cell table:style-name="Table5.A1" office:value-type="string">
            <text:p text:style-name="P12">0..1</text:p>
          </table:table-cell>
        </table:table-row>
        <table:table-row>
          <table:table-cell table:style-name="Table5.A1" office:value-type="string">
            <text:p text:style-name="P12">Formularz zapotrzebowania</text:p>
          </table:table-cell>
          <table:table-cell table:style-name="Table5.A1" office:value-type="string">
            <text:p text:style-name="P12">1..500</text:p>
          </table:table-cell>
          <table:table-cell table:style-name="Table5.A1" office:value-type="string">
            <text:p text:style-name="P15">Jest wypełniany przez</text:p>
          </table:table-cell>
          <table:table-cell table:style-name="Table5.A1" office:value-type="string">
            <text:p text:style-name="P12">Pracownik</text:p>
          </table:table-cell>
          <table:table-cell table:style-name="Table5.A1" office:value-type="string">
            <text:p text:style-name="P12">0..1</text:p>
          </table:table-cell>
        </table:table-row>
        <table:table-row>
          <table:table-cell table:style-name="Table5.A1" office:value-type="string">
            <text:p text:style-name="P12">Pozycja zamówienia</text:p>
          </table:table-cell>
          <table:table-cell table:style-name="Table5.A1" office:value-type="string">
            <text:p text:style-name="P12">1..1</text:p>
          </table:table-cell>
          <table:table-cell table:style-name="Table5.A1" office:value-type="string">
            <text:p text:style-name="P15">Zawiera</text:p>
          </table:table-cell>
          <table:table-cell table:style-name="Table5.A1" office:value-type="string">
            <text:p text:style-name="P12">Materiał</text:p>
          </table:table-cell>
          <table:table-cell table:style-name="Table5.A1" office:value-type="string">
            <text:p text:style-name="P12">1..1</text:p>
          </table:table-cell>
        </table:table-row>
        <table:table-row>
          <table:table-cell table:style-name="Table5.A1" office:value-type="string">
            <text:p text:style-name="P12">Dostawca </text:p>
          </table:table-cell>
          <table:table-cell table:style-name="Table5.A1" office:value-type="string">
            <text:p text:style-name="P12">0..1</text:p>
            <text:p text:style-name="P12"/>
          </table:table-cell>
          <table:table-cell table:style-name="Table5.A1" office:value-type="string">
            <text:p text:style-name="P15">Zapewnia</text:p>
          </table:table-cell>
          <table:table-cell table:style-name="Table5.A1" office:value-type="string">
            <text:p text:style-name="P12">Dostawa</text:p>
          </table:table-cell>
          <table:table-cell table:style-name="Table5.A1" office:value-type="string">
            <text:p text:style-name="P12">1..1000</text:p>
          </table:table-cell>
        </table:table-row>
        <table:table-row>
          <table:table-cell table:style-name="Table5.A1" office:value-type="string">
            <text:p text:style-name="P12">Dostawa</text:p>
          </table:table-cell>
          <table:table-cell table:style-name="Table5.A1" office:value-type="string">
            <text:p text:style-name="P12">1...1000</text:p>
          </table:table-cell>
          <table:table-cell table:style-name="Table5.A1" office:value-type="string">
            <text:p text:style-name="P15">Dotyczy</text:p>
          </table:table-cell>
          <table:table-cell table:style-name="Table5.A1" office:value-type="string">
            <text:p text:style-name="P12">Materiał</text:p>
          </table:table-cell>
          <table:table-cell table:style-name="Table5.A1" office:value-type="string">
            <text:p text:style-name="P12">1..1</text:p>
          </table:table-cell>
        </table:table-row>
        <table:table-row>
          <table:table-cell table:style-name="Table5.A1" office:value-type="string">
            <text:p text:style-name="P12">Oddział </text:p>
          </table:table-cell>
          <table:table-cell table:style-name="Table5.A1" office:value-type="string">
            <text:p text:style-name="P12">1..1</text:p>
          </table:table-cell>
          <table:table-cell table:style-name="Table5.A1" office:value-type="string">
            <text:p text:style-name="P15">Zawiera</text:p>
          </table:table-cell>
          <table:table-cell table:style-name="Table5.A1" office:value-type="string">
            <text:p text:style-name="P12">Łóżko</text:p>
          </table:table-cell>
          <table:table-cell table:style-name="Table5.A1" office:value-type="string">
            <text:p text:style-name="P12">1..100</text:p>
          </table:table-cell>
        </table:table-row>
        <table:table-row>
          <table:table-cell table:style-name="Table5.A1" office:value-type="string">
            <text:p text:style-name="P12">Hospitalizacja</text:p>
          </table:table-cell>
          <table:table-cell table:style-name="Table5.A1" office:value-type="string">
            <text:p text:style-name="P12">0..1</text:p>
          </table:table-cell>
          <table:table-cell table:style-name="Table5.A1" office:value-type="string">
            <text:p text:style-name="P15">Ma przypisane</text:p>
          </table:table-cell>
          <table:table-cell table:style-name="Table5.A1" office:value-type="string">
            <text:p text:style-name="P12">Łóżko</text:p>
          </table:table-cell>
          <table:table-cell table:style-name="Table5.A1" office:value-type="string">
            <text:p text:style-name="P12">1..1</text:p>
          </table:table-cell>
        </table:table-row>
        <table:table-row>
          <table:table-cell table:style-name="Table5.A1" office:value-type="string">
            <text:p text:style-name="P12">Pacjent</text:p>
          </table:table-cell>
          <table:table-cell table:style-name="Table5.A1" office:value-type="string">
            <text:p text:style-name="P12">0..1</text:p>
          </table:table-cell>
          <table:table-cell table:style-name="Table5.A1" office:value-type="string">
            <text:p text:style-name="P15">Korzysta z</text:p>
          </table:table-cell>
          <table:table-cell table:style-name="Table5.A1" office:value-type="string">
            <text:p text:style-name="P12">Hospitalizacja</text:p>
          </table:table-cell>
          <table:table-cell table:style-name="Table5.A1" office:value-type="string">
            <text:p text:style-name="P12">1..500</text:p>
          </table:table-cell>
        </table:table-row>
      </table:table>
      <text:p text:style-name="P32"/>
      <text:list xml:id="list121325248509664" text:continue-numbering="true" text:style-name="L1">
        <text:list-item>
          <text:p text:style-name="P64">Określenie atrybutów odpowiadającym encjom</text:p>
        </text:list-item>
      </text:list>
      <text:p text:style-name="P116"><text:tab/></text:p>
      <text:p text:style-name="P25"><text:span text:style-name="T3"><text:tab/></text:span><text:span text:style-name="T11">W poniżej tabeli </text:span><text:span text:style-name="T14">opisano atrybuty dla wszyskich encji. Określono dla nich typ, długość oraz obligatoryjność. Ponadto uwzględniono konieczność bycia kluczem głównym przez niektóre atrybuty. U</text:span><text:span text:style-name="T11">względniono również wyznaczone podtypy dla niektórych encji. Oznaczono je symbolem *.</text:span></text:p>
      <text:p text:style-name="P37"/>
      <text:p text:style-name="P38">Tabela 3. Opis atrybutów dla odpowiadających in encji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0">Nazwa encji</text:p>
          </table:table-cell>
          <table:table-cell table:style-name="Table1.A1" office:value-type="string">
            <text:p text:style-name="P10">Atrybuty</text:p>
          </table:table-cell>
          <table:table-cell table:style-name="Table1.A1" office:value-type="string">
            <text:p text:style-name="P10">Opis</text:p>
          </table:table-cell>
          <table:table-cell table:style-name="Table1.A1" office:value-type="string">
            <text:p text:style-name="P10">Typ danych</text:p>
          </table:table-cell>
          <table:table-cell table:style-name="Table1.A1" office:value-type="string">
            <text:p text:style-name="P10">Długość</text:p>
          </table:table-cell>
          <table:table-cell table:style-name="Table1.A1" office:value-type="string">
            <text:p text:style-name="P10">Wymaga-ny</text:p>
          </table:table-cell>
          <table:table-cell table:style-name="Table1.A1" office:value-type="string">
            <text:p text:style-name="P10">Klucz głów-ny</text:p>
          </table:table-cell>
        </table:table-row>
        <table:table-row>
          <table:table-cell table:style-name="Table1.A1" office:value-type="string">
            <text:p text:style-name="P10">Osoba</text:p>
          </table:table-cell>
          <table:table-cell table:style-name="Table1.A1" office:value-type="string">
            <text:p text:style-name="P10">Numer</text:p>
            <text:p text:style-name="P10">Imię</text:p>
            <text:p text:style-name="P10">Nazwisko</text:p>
            <text:p text:style-name="P10">Adres</text:p>
            <text:p text:style-name="P10">Telefon</text:p>
          </table:table-cell>
          <table:table-cell table:style-name="Table1.A1" office:value-type="string">
            <text:p text:style-name="P8">Numer osoby w systemie</text:p>
            <text:p text:style-name="P8">Imię osoby</text:p>
            <text:p text:style-name="P8">Nazwisko osoby</text:p>
            <text:p text:style-name="P8">Adres osoby</text:p>
            <text:p text:style-name="P8">Telefon kontaktowy osoby</text:p>
          </table:table-cell>
          <table:table-cell table:style-name="Table1.A1" office:value-type="string">
            <text:p text:style-name="P8">Liczba całkowita</text:p>
            <text:p text:style-name="P8">Łańcuch znaków</text:p>
            <text:p text:style-name="P8">Łańcuch znaków</text:p>
            <text:p text:style-name="P8">Łańcuch znaków</text:p>
            <text:p text:style-name="P8">Łańcuch znaków</text:p>
          </table:table-cell>
          <table:table-cell table:style-name="Table1.A1" office:value-type="string">
            <text:p text:style-name="P8">-</text:p>
            <text:p text:style-name="P8">50</text:p>
            <text:p text:style-name="P8">50</text:p>
            <text:p text:style-name="P8">150</text:p>
            <text:p text:style-name="P8">15</text:p>
          </table:table-cell>
          <table:table-cell table:style-name="Table1.A1" office:value-type="string">
            <text:p text:style-name="P8">TAK</text:p>
            <text:p text:style-name="P8">TAK</text:p>
            <text:p text:style-name="P8">TAK</text:p>
            <text:p text:style-name="P8">TAK</text:p>
            <text:p text:style-name="P8">NIE</text:p>
          </table:table-cell>
          <table:table-cell table:style-name="Table1.A1" office:value-type="string">
            <text:p text:style-name="P8">TAK</text:p>
          </table:table-cell>
        </table:table-row>
        <table:table-row>
          <table:table-cell table:style-name="Table1.A1" office:value-type="string">
            <text:p text:style-name="P10">Lekarz rodzinny* (Osoba)</text:p>
          </table:table-cell>
          <table:table-cell table:style-name="Table1.A1" office:value-type="string">
            <text:p text:style-name="P10">Nr praktyki</text:p>
          </table:table-cell>
          <table:table-cell table:style-name="Table1.A1" office:value-type="string">
            <text:p text:style-name="P8">Numer odbytej praktyki</text:p>
          </table:table-cell>
          <table:table-cell table:style-name="Table1.A1" office:value-type="string">
            <text:p text:style-name="P8">Ciąg cyfr</text:p>
          </table:table-cell>
          <table:table-cell table:style-name="Table1.A1" office:value-type="string">
            <text:p text:style-name="P8">-</text:p>
          </table:table-cell>
          <table:table-cell table:style-name="Table1.A1" office:value-type="string">
            <text:p text:style-name="P8">TAK</text:p>
          </table:table-cell>
          <table:table-cell table:style-name="Table1.A1" office:value-type="string">
            <text:p text:style-name="P101">TAK</text:p>
          </table:table-cell>
        </table:table-row>
        <table:table-row>
          <table:table-cell table:style-name="Table1.A1" office:value-type="string">
            <text:p text:style-name="P10">Pacjent* (Osoba)</text:p>
          </table:table-cell>
          <table:table-cell table:style-name="Table1.A1" office:value-type="string">
            <text:p text:style-name="P10">Data urodzenia</text:p>
            <text:p text:style-name="P10">Płeć</text:p>
            <text:p text:style-name="P10">Data rejestracji</text:p>
          </table:table-cell>
          <table:table-cell table:style-name="Table1.A1" office:value-type="string">
            <text:p text:style-name="P8">Data urodzenia pacjenta</text:p>
            <text:p text:style-name="P8">Płeć pacjenta</text:p>
            <text:p text:style-name="P8">Data pierwszej rejestracji pacjenta</text:p>
            <text:p text:style-name="P8"/>
          </table:table-cell>
          <table:table-cell table:style-name="Table1.A1" office:value-type="string">
            <text:p text:style-name="P8">Data</text:p>
            <text:p text:style-name="P8">Znak</text:p>
            <text:p text:style-name="P8">Data</text:p>
          </table:table-cell>
          <table:table-cell table:style-name="Table1.A1" office:value-type="string">
            <text:p text:style-name="P8">-</text:p>
            <text:p text:style-name="P8">1</text:p>
            <text:p text:style-name="P8">-</text:p>
          </table:table-cell>
          <table:table-cell table:style-name="Table1.A1" office:value-type="string">
            <text:p text:style-name="P8">TAK</text:p>
            <text:p text:style-name="P8">TAK</text:p>
            <text:p text:style-name="P8">TAK</text:p>
          </table:table-cell>
          <table:table-cell table:style-name="Table1.A1" office:value-type="string">
            <text:p text:style-name="P101">TAK</text:p>
          </table:table-cell>
        </table:table-row>
        <table:table-row>
          <table:table-cell table:style-name="Table1.A5" office:value-type="string">
            <text:p text:style-name="P94">Stan cywilny</text:p>
          </table:table-cell>
          <table:table-cell table:style-name="Table1.A5" office:value-type="string">
            <text:p text:style-name="P94">Typ</text:p>
          </table:table-cell>
          <table:table-cell table:style-name="Table1.A5" office:value-type="string">
            <text:p text:style-name="P100">Stan cywilny pacjenta</text:p>
          </table:table-cell>
          <table:table-cell table:style-name="Table1.A5" office:value-type="string">
            <text:p text:style-name="P100">Łańcuch znaków</text:p>
          </table:table-cell>
          <table:table-cell table:style-name="Table1.A5" office:value-type="string">
            <text:p text:style-name="P100">20</text:p>
          </table:table-cell>
          <table:table-cell table:style-name="Table1.A5" office:value-type="string">
            <text:p text:style-name="P100">TAK</text:p>
          </table:table-cell>
          <table:table-cell table:style-name="Table1.A5" office:value-type="string">
            <text:p text:style-name="P105">TAK</text:p>
          </table:table-cell>
        </table:table-row>
        <table:table-row>
          <table:table-cell table:style-name="Table1.A1" office:value-type="string">
            <text:p text:style-name="P10">Pracownik* (Osoba)</text:p>
          </table:table-cell>
          <table:table-cell table:style-name="Table1.A1" office:value-type="string">
            <text:p text:style-name="P10">Data urodzenia</text:p>
            <text:p text:style-name="P10">Płeć</text:p>
            <text:p text:style-name="P10">PESEL</text:p>
          </table:table-cell>
          <table:table-cell table:style-name="Table1.A1" office:value-type="string">
            <text:p text:style-name="P8">Data urodzenia pracownika</text:p>
            <text:p text:style-name="P8">Płeć pracownika</text:p>
            <text:p text:style-name="P8">Numer PESEL pracownika</text:p>
          </table:table-cell>
          <table:table-cell table:style-name="Table1.A1" office:value-type="string">
            <text:p text:style-name="P8">Data</text:p>
            <text:p text:style-name="P8">Znak</text:p>
            <text:p text:style-name="P8">Ciąg cyfr</text:p>
          </table:table-cell>
          <table:table-cell table:style-name="Table1.A1" office:value-type="string">
            <text:p text:style-name="P8">-</text:p>
            <text:p text:style-name="P8">1</text:p>
            <text:p text:style-name="P8">9</text:p>
          </table:table-cell>
          <table:table-cell table:style-name="Table1.A1" office:value-type="string">
            <text:p text:style-name="P8">TAK</text:p>
            <text:p text:style-name="P8">TAK</text:p>
            <text:p text:style-name="P8">NIE</text:p>
          </table:table-cell>
          <table:table-cell table:style-name="Table1.A1" office:value-type="string">
            <text:p text:style-name="P101">TAK</text:p>
          </table:table-cell>
        </table:table-row>
        <table:table-row>
          <table:table-cell table:style-name="Table1.A5" office:value-type="string">
            <text:p text:style-name="P93">Pokrewień-</text:p>
            <text:p text:style-name="P110">stwo</text:p>
          </table:table-cell>
          <table:table-cell table:style-name="Table1.A5" office:value-type="string">
            <text:p text:style-name="P10">-</text:p>
          </table:table-cell>
          <table:table-cell table:style-name="Table1.A5" office:value-type="string">
            <text:p text:style-name="P8">-</text:p>
          </table:table-cell>
          <table:table-cell table:style-name="Table1.A5" office:value-type="string">
            <text:p text:style-name="P8">-</text:p>
          </table:table-cell>
          <table:table-cell table:style-name="Table1.A5" office:value-type="string">
            <text:p text:style-name="P8">-</text:p>
          </table:table-cell>
          <table:table-cell table:style-name="Table1.A5" office:value-type="string">
            <text:p text:style-name="P8">-</text:p>
          </table:table-cell>
          <table:table-cell table:style-name="Table1.A5" office:value-type="string">
            <text:p text:style-name="P101">-</text:p>
          </table:table-cell>
        </table:table-row>
        <table:table-row>
          <table:table-cell table:style-name="Table1.A5" office:value-type="string">
            <text:p text:style-name="P93">Typ pokrewień-stwa</text:p>
          </table:table-cell>
          <table:table-cell table:style-name="Table1.A5" office:value-type="string">
            <text:p text:style-name="P93">Typ</text:p>
          </table:table-cell>
          <table:table-cell table:style-name="Table1.A5" office:value-type="string">
            <text:p text:style-name="P99">Rodzaj pokrewieństwa pomiędzy osobami.</text:p>
          </table:table-cell>
          <table:table-cell table:style-name="Table1.A5" office:value-type="string">
            <text:p text:style-name="P99">Łańcuch znaków</text:p>
          </table:table-cell>
          <table:table-cell table:style-name="Table1.A5" office:value-type="string">
            <text:p text:style-name="P99">100</text:p>
          </table:table-cell>
          <table:table-cell table:style-name="Table1.A5" office:value-type="string">
            <text:p text:style-name="P99">TAK</text:p>
          </table:table-cell>
          <table:table-cell table:style-name="Table1.A5" office:value-type="string">
            <text:p text:style-name="P104">TAK</text:p>
          </table:table-cell>
        </table:table-row>
        <table:table-row>
          <table:table-cell table:style-name="Table1.A5" office:value-type="string">
            <text:p text:style-name="P93">Rodzaj pracownika</text:p>
          </table:table-cell>
          <table:table-cell table:style-name="Table1.A5" office:value-type="string">
            <text:p text:style-name="P93">Typ</text:p>
          </table:table-cell>
          <table:table-cell table:style-name="Table1.A5" office:value-type="string">
            <text:p text:style-name="P99">Określenie rodzaju pełnionej funkcji przez pracownika</text:p>
          </table:table-cell>
          <table:table-cell table:style-name="Table1.A5" office:value-type="string">
            <text:p text:style-name="P99">Łańcuch znaków</text:p>
          </table:table-cell>
          <table:table-cell table:style-name="Table1.A5" office:value-type="string">
            <text:p text:style-name="P99">50</text:p>
          </table:table-cell>
          <table:table-cell table:style-name="Table1.A5" office:value-type="string">
            <text:p text:style-name="P99">TAK</text:p>
          </table:table-cell>
          <table:table-cell table:style-name="Table1.A5" office:value-type="string">
            <text:p text:style-name="P104">TAK</text:p>
          </table:table-cell>
        </table:table-row>
        <table:table-row>
          <table:table-cell table:style-name="Table1.A1" office:value-type="string">
            <text:p text:style-name="P10">Zatrudnienie</text:p>
          </table:table-cell>
          <table:table-cell table:style-name="Table1.A1" office:value-type="string">
            <text:p text:style-name="P10">Id</text:p>
            <text:p text:style-name="P10">Ilość godzin</text:p>
            <text:p text:style-name="P10">Okres</text:p>
            <text:p text:style-name="P10">Rozliczanie</text:p>
          </table:table-cell>
          <table:table-cell table:style-name="Table1.A1" office:value-type="string">
            <text:p text:style-name="P8">Identyfikator</text:p>
            <text:p text:style-name="P8">Godziny pracy w tygodniu</text:p>
            <text:p text:style-name="P8">Okres obowiązywania umowy</text:p>
            <text:p text:style-name="P8">Sposób rozliczania wynagrodzenia</text:p>
          </table:table-cell>
          <table:table-cell table:style-name="Table1.A1" office:value-type="string">
            <text:p text:style-name="P8">Liczba całkowita</text:p>
            <text:p text:style-name="P8">Liczba całkowita</text:p>
            <text:p text:style-name="P8">Liczba całkowita</text:p>
            <text:p text:style-name="P8">Łańcuch znaków</text:p>
          </table:table-cell>
          <table:table-cell table:style-name="Table1.A1" office:value-type="string">
            <text:p text:style-name="P8">-</text:p>
            <text:p text:style-name="P8">-</text:p>
            <text:p text:style-name="P8">-</text:p>
            <text:p text:style-name="P8">20</text:p>
          </table:table-cell>
          <table:table-cell table:style-name="Table1.A1" office:value-type="string">
            <text:p text:style-name="P8">TAK</text:p>
            <text:p text:style-name="P8">TAK</text:p>
            <text:p text:style-name="P8">TAK</text:p>
            <text:p text:style-name="P8">TAK</text:p>
          </table:table-cell>
          <table:table-cell table:style-name="Table1.A1" office:value-type="string">
            <text:p text:style-name="P8">TAK</text:p>
          </table:table-cell>
        </table:table-row>
        <table:table-row>
          <table:table-cell table:style-name="Table1.A5" office:value-type="string">
            <text:p text:style-name="P93">Rodzaj umowy</text:p>
          </table:table-cell>
          <table:table-cell table:style-name="Table1.A5" office:value-type="string">
            <text:p text:style-name="P93">Typ</text:p>
          </table:table-cell>
          <table:table-cell table:style-name="Table1.A5" office:value-type="string">
            <text:p text:style-name="P99">Rodzaj (forma) zatrudnienia pracownika</text:p>
          </table:table-cell>
          <table:table-cell table:style-name="Table1.A5" office:value-type="string">
            <text:p text:style-name="P99">Łańcuch znaków</text:p>
          </table:table-cell>
          <table:table-cell table:style-name="Table1.A5" office:value-type="string">
            <text:p text:style-name="P99">100</text:p>
          </table:table-cell>
          <table:table-cell table:style-name="Table1.A5" office:value-type="string">
            <text:p text:style-name="P99">TAK</text:p>
          </table:table-cell>
          <table:table-cell table:style-name="Table1.A5" office:value-type="string">
            <text:p text:style-name="P99">TAK</text:p>
          </table:table-cell>
        </table:table-row>
        <text:soft-page-break/>
        <table:table-row>
          <table:table-cell table:style-name="Table1.A5" office:value-type="string">
            <text:p text:style-name="P89">Pracownicy na oddziale</text:p>
          </table:table-cell>
          <table:table-cell table:style-name="Table1.A5" office:value-type="string">
            <text:p text:style-name="P10">-</text:p>
          </table:table-cell>
          <table:table-cell table:style-name="Table1.A5" office:value-type="string">
            <text:p text:style-name="P8">-</text:p>
          </table:table-cell>
          <table:table-cell table:style-name="Table1.A5" office:value-type="string">
            <text:p text:style-name="P21">-</text:p>
          </table:table-cell>
          <table:table-cell table:style-name="Table1.A5" office:value-type="string">
            <text:p text:style-name="P8">-</text:p>
          </table:table-cell>
          <table:table-cell table:style-name="Table1.A5" office:value-type="string">
            <text:p text:style-name="P8">-</text:p>
          </table:table-cell>
          <table:table-cell table:style-name="Table1.A5" office:value-type="string">
            <text:p text:style-name="P8">-</text:p>
          </table:table-cell>
        </table:table-row>
        <table:table-row>
          <table:table-cell table:style-name="Table1.A1" office:value-type="string">
            <text:p text:style-name="P88">Doświad-</text:p>
            <text:p text:style-name="P108">czenie zawodowe</text:p>
          </table:table-cell>
          <table:table-cell table:style-name="Table1.A1" office:value-type="string">
            <text:p text:style-name="P10">Id</text:p>
            <text:p text:style-name="P10">Stanowisko</text:p>
            <text:p text:style-name="P10">Placówka</text:p>
            <text:p text:style-name="P10">Data od</text:p>
            <text:p text:style-name="P10"/>
            <text:p text:style-name="P10">Data do</text:p>
          </table:table-cell>
          <table:table-cell table:style-name="Table1.A1" office:value-type="string">
            <text:p text:style-name="P8">Identyfikator</text:p>
            <text:p text:style-name="P8">Stanowisko pracy</text:p>
            <text:p text:style-name="P8">Nazwa placówki</text:p>
            <text:p text:style-name="P8">Data rozpoczęcia pracy na stanowisku</text:p>
            <text:p text:style-name="P8">Data ukończenia pracy na stanowisku</text:p>
            <text:p text:style-name="P8"/>
          </table:table-cell>
          <table:table-cell table:style-name="Table1.A1" office:value-type="string">
            <text:p text:style-name="P8">Liczba całkowita</text:p>
            <text:p text:style-name="P8">Łańcuch znaków</text:p>
            <text:p text:style-name="P8">Łańcuch znaków</text:p>
            <text:p text:style-name="P8">Data</text:p>
            <text:p text:style-name="P8"/>
            <text:p text:style-name="P8">Data</text:p>
          </table:table-cell>
          <table:table-cell table:style-name="Table1.A1" office:value-type="string">
            <text:p text:style-name="P8">-</text:p>
            <text:p text:style-name="P8">50</text:p>
            <text:p text:style-name="P8">150</text:p>
            <text:p text:style-name="P8">-</text:p>
            <text:p text:style-name="P22"/>
            <text:p text:style-name="P8">-</text:p>
          </table:table-cell>
          <table:table-cell table:style-name="Table1.A1" office:value-type="string">
            <text:p text:style-name="P8">TAK</text:p>
            <text:p text:style-name="P8">TAK</text:p>
            <text:p text:style-name="P8">NIE</text:p>
            <text:p text:style-name="P8">NIE</text:p>
            <text:p text:style-name="P22"/>
            <text:p text:style-name="P8">NIE</text:p>
          </table:table-cell>
          <table:table-cell table:style-name="Table1.A1" office:value-type="string">
            <text:p text:style-name="P8">TAK</text:p>
          </table:table-cell>
        </table:table-row>
        <table:table-row>
          <table:table-cell table:style-name="Table1.A1" office:value-type="string">
            <text:p text:style-name="P10">Kwalifikacja</text:p>
          </table:table-cell>
          <table:table-cell table:style-name="Table1.A1" office:value-type="string">
            <text:p text:style-name="P10">Id</text:p>
            <text:p text:style-name="P10">Nazwa</text:p>
            <text:p text:style-name="P10">Data</text:p>
            <text:p text:style-name="P10">Typ</text:p>
            <text:p text:style-name="P10">Instytucja</text:p>
          </table:table-cell>
          <table:table-cell table:style-name="Table1.A1" office:value-type="string">
            <text:p text:style-name="P8">Identyfikator</text:p>
            <text:p text:style-name="P8">Nazwa</text:p>
            <text:p text:style-name="P8">Data zdobycia kwalifikacji</text:p>
            <text:p text:style-name="P8">Typ kwalifikacji</text:p>
            <text:p text:style-name="P8">Nazwa instytucji wydającej zaświadczenie o kwalifikacji</text:p>
          </table:table-cell>
          <table:table-cell table:style-name="Table1.A1" office:value-type="string">
            <text:p text:style-name="P8">Liczba całkowita</text:p>
            <text:p text:style-name="P8">Łańcuch znaków</text:p>
            <text:p text:style-name="P8">Data</text:p>
            <text:p text:style-name="P8">Łańcuch znaków</text:p>
            <text:p text:style-name="P8">Łańcuch znaków</text:p>
          </table:table-cell>
          <table:table-cell table:style-name="Table1.A1" office:value-type="string">
            <text:p text:style-name="P8">-</text:p>
            <text:p text:style-name="P8">50</text:p>
            <text:p text:style-name="P8">-</text:p>
            <text:p text:style-name="P8">50</text:p>
            <text:p text:style-name="P8">150</text:p>
          </table:table-cell>
          <table:table-cell table:style-name="Table1.A1" office:value-type="string">
            <text:p text:style-name="P8">TAK</text:p>
            <text:p text:style-name="P8">TAK</text:p>
            <text:p text:style-name="P8">TAK</text:p>
            <text:p text:style-name="P8">TAK</text:p>
            <text:p text:style-name="P8">TAK</text:p>
          </table:table-cell>
          <table:table-cell table:style-name="Table1.A1" office:value-type="string">
            <text:p text:style-name="P8">TAK</text:p>
          </table:table-cell>
        </table:table-row>
        <table:table-row>
          <table:table-cell table:style-name="Table1.A1" office:value-type="string">
            <text:p text:style-name="P10">Wizyta</text:p>
          </table:table-cell>
          <table:table-cell table:style-name="Table1.A1" office:value-type="string">
            <text:p text:style-name="P10">Numer</text:p>
            <text:p text:style-name="P10">Data i godzina</text:p>
            <text:p text:style-name="P10">Gabinet</text:p>
          </table:table-cell>
          <table:table-cell table:style-name="Table1.A1" office:value-type="string">
            <text:p text:style-name="P8">Numer wizyty</text:p>
            <text:p text:style-name="P8">Data i godzina wizyty</text:p>
            <text:p text:style-name="P8">Numer gabinetu</text:p>
          </table:table-cell>
          <table:table-cell table:style-name="Table1.A1" office:value-type="string">
            <text:p text:style-name="P8">Liczba całkowita</text:p>
            <text:p text:style-name="P8">Data</text:p>
            <text:p text:style-name="P8">Liczba całkowita</text:p>
          </table:table-cell>
          <table:table-cell table:style-name="Table1.A1" office:value-type="string">
            <text:p text:style-name="P8">-</text:p>
            <text:p text:style-name="P8">-</text:p>
            <text:p text:style-name="P8">-</text:p>
          </table:table-cell>
          <table:table-cell table:style-name="Table1.A1" office:value-type="string">
            <text:p text:style-name="P8">TAK</text:p>
            <text:p text:style-name="P8">TAK</text:p>
            <text:p text:style-name="P8">TAK</text:p>
          </table:table-cell>
          <table:table-cell table:style-name="Table1.A1" office:value-type="string">
            <text:p text:style-name="P8">TAK</text:p>
          </table:table-cell>
        </table:table-row>
        <table:table-row>
          <table:table-cell table:style-name="Table1.A1" office:value-type="string">
            <text:p text:style-name="P10">Hospitali-zacja</text:p>
          </table:table-cell>
          <table:table-cell table:style-name="Table1.A1" office:value-type="string">
            <text:p text:style-name="P92">Numer</text:p>
            <text:p text:style-name="P109">Data od</text:p>
            <text:p text:style-name="P10"/>
            <text:p text:style-name="P10">Czas</text:p>
            <text:p text:style-name="P10">Data wypisania</text:p>
          </table:table-cell>
          <table:table-cell table:style-name="Table1.A1" office:value-type="string">
            <text:p text:style-name="P98">Numer hospitalziacji</text:p>
            <text:p text:style-name="P22">Data umieszczenia pacjenta na oddziale</text:p>
            <text:p text:style-name="P8">Przewidywany czas pobytu pacjenta</text:p>
            <text:p text:style-name="P8">Faktyczna data wypisania z oddziału</text:p>
          </table:table-cell>
          <table:table-cell table:style-name="Table1.A1" office:value-type="string">
            <text:p text:style-name="P98">Liczba całkowita</text:p>
            <text:p text:style-name="P22">Data</text:p>
            <text:p text:style-name="P8"/>
            <text:p text:style-name="P8">Liczba całkowita</text:p>
            <text:p text:style-name="P8">Data</text:p>
          </table:table-cell>
          <table:table-cell table:style-name="Table1.A1" office:value-type="string">
            <text:p text:style-name="P8">-</text:p>
            <text:p text:style-name="P22">-</text:p>
            <text:p text:style-name="P8"/>
            <text:p text:style-name="P8">-</text:p>
            <text:p text:style-name="P8">-</text:p>
            <text:p text:style-name="P8"/>
          </table:table-cell>
          <table:table-cell table:style-name="Table1.A1" office:value-type="string">
            <text:p text:style-name="P98">TAK</text:p>
            <text:p text:style-name="P22">TAK</text:p>
            <text:p text:style-name="P8"/>
            <text:p text:style-name="P8">TAK</text:p>
            <text:p text:style-name="P8">NIE</text:p>
          </table:table-cell>
          <table:table-cell table:style-name="Table1.A1" office:value-type="string">
            <text:p text:style-name="P103">TAK</text:p>
          </table:table-cell>
        </table:table-row>
        <table:table-row>
          <table:table-cell table:style-name="Table1.A1" office:value-type="string">
            <text:p text:style-name="P88">Hospitali-</text:p>
            <text:p text:style-name="P108">zacja ambulato-ryjna* (Hospitali-zacja)</text:p>
          </table:table-cell>
          <table:table-cell table:style-name="Table1.A1" office:value-type="string">
            <text:p text:style-name="P10">Godzina wizyty</text:p>
          </table:table-cell>
          <table:table-cell table:style-name="Table1.A1" office:value-type="string">
            <text:p text:style-name="P8">Dokładna godzina odbycia wizyty</text:p>
          </table:table-cell>
          <table:table-cell table:style-name="Table1.A1" office:value-type="string">
            <text:p text:style-name="P8">Czas</text:p>
          </table:table-cell>
          <table:table-cell table:style-name="Table1.A1" office:value-type="string">
            <text:p text:style-name="P8">-</text:p>
          </table:table-cell>
          <table:table-cell table:style-name="Table1.A1" office:value-type="string">
            <text:p text:style-name="P8">TAK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>Pacjent oczekujący</text:p>
          </table:table-cell>
          <table:table-cell table:style-name="Table1.A1" office:value-type="string">
            <text:p text:style-name="P10">Data</text:p>
          </table:table-cell>
          <table:table-cell table:style-name="Table1.A1" office:value-type="string">
            <text:p text:style-name="P8">Data umieszczenia pacjenta na liście oczekujących</text:p>
          </table:table-cell>
          <table:table-cell table:style-name="Table1.A1" office:value-type="string">
            <text:p text:style-name="P8">Data</text:p>
          </table:table-cell>
          <table:table-cell table:style-name="Table1.A1" office:value-type="string">
            <text:p text:style-name="P8">-</text:p>
          </table:table-cell>
          <table:table-cell table:style-name="Table1.A1" office:value-type="string">
            <text:p text:style-name="P8">TAK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><text:s/>Łóżko</text:p>
          </table:table-cell>
          <table:table-cell table:style-name="Table1.A1" office:value-type="string">
            <text:p text:style-name="P10">Numer</text:p>
          </table:table-cell>
          <table:table-cell table:style-name="Table1.A1" office:value-type="string">
            <text:p text:style-name="P8">Unikalny identyfikator łóżka</text:p>
          </table:table-cell>
          <table:table-cell table:style-name="Table1.A1" office:value-type="string">
            <text:p text:style-name="P8">Liczba całkowita</text:p>
          </table:table-cell>
          <table:table-cell table:style-name="Table1.A1" office:value-type="string">
            <text:p text:style-name="P8">-</text:p>
          </table:table-cell>
          <table:table-cell table:style-name="Table1.A1" office:value-type="string">
            <text:p text:style-name="P8">TAK</text:p>
          </table:table-cell>
          <table:table-cell table:style-name="Table1.A1" office:value-type="string">
            <text:p text:style-name="P8">TAK</text:p>
          </table:table-cell>
        </table:table-row>
        <table:table-row>
          <table:table-cell table:style-name="Table1.A1" office:value-type="string">
            <text:p text:style-name="P10">Oddział</text:p>
          </table:table-cell>
          <table:table-cell table:style-name="Table1.A1" office:value-type="string">
            <text:p text:style-name="P10">Numer</text:p>
            <text:p text:style-name="P10">Nazwa</text:p>
            <text:p text:style-name="P10">Położenie</text:p>
            <text:p text:style-name="P10">Numer wewnętrzny</text:p>
          </table:table-cell>
          <table:table-cell table:style-name="Table1.A1" office:value-type="string">
            <text:p text:style-name="P8">Identyfikator oddziału</text:p>
            <text:p text:style-name="P8">Nazwa oddziału</text:p>
            <text:p text:style-name="P8">Położenie w budynku szpitala</text:p>
            <text:p text:style-name="P8">Dodatkowy, wewnętrzny numer</text:p>
          </table:table-cell>
          <table:table-cell table:style-name="Table1.A1" office:value-type="string">
            <text:p text:style-name="P8">Liczba całkowita</text:p>
            <text:p text:style-name="P8">Łańcuch znaków</text:p>
            <text:p text:style-name="P8">Łańcuch znaków</text:p>
            <text:p text:style-name="P8">Liczba całkowita</text:p>
          </table:table-cell>
          <table:table-cell table:style-name="Table1.A1" office:value-type="string">
            <text:p text:style-name="P8">-</text:p>
            <text:p text:style-name="P8">50</text:p>
            <text:p text:style-name="P8">10</text:p>
            <text:p text:style-name="P8">-</text:p>
          </table:table-cell>
          <table:table-cell table:style-name="Table1.A1" office:value-type="string">
            <text:p text:style-name="P8">TAK</text:p>
            <text:p text:style-name="P8">TAK</text:p>
            <text:p text:style-name="P8">TAK</text:p>
            <text:p text:style-name="P8">TAK</text:p>
          </table:table-cell>
          <table:table-cell table:style-name="Table1.A1" office:value-type="string">
            <text:p text:style-name="P8">TAK</text:p>
          </table:table-cell>
        </table:table-row>
        <table:table-row>
          <table:table-cell table:style-name="Table1.A1" office:value-type="string">
            <text:p text:style-name="P10">Formularz zapotrzebo-wania</text:p>
          </table:table-cell>
          <table:table-cell table:style-name="Table1.A1" office:value-type="string">
            <text:p text:style-name="P10">Numer </text:p>
            <text:p text:style-name="P10">Data zgłoszenia</text:p>
            <text:p text:style-name="P10">Data otrzymania</text:p>
          </table:table-cell>
          <table:table-cell table:style-name="Table1.A1" office:value-type="string">
            <text:p text:style-name="P8">Unikatowy numer zamówienia</text:p>
            <text:p text:style-name="P8">Data zgłoszenia zapotrzebowania na dany materiał</text:p>
            <text:p text:style-name="P8">Data otrzymania danego <text:soft-page-break/>materiału</text:p>
          </table:table-cell>
          <table:table-cell table:style-name="Table1.A1" office:value-type="string">
            <text:p text:style-name="P8">Liczba całkowita</text:p>
            <text:p text:style-name="P8">Data</text:p>
            <text:p text:style-name="P8"/>
            <text:p text:style-name="P8">Data</text:p>
          </table:table-cell>
          <table:table-cell table:style-name="Table1.A1" office:value-type="string">
            <text:p text:style-name="P8">-</text:p>
            <text:p text:style-name="P8">-</text:p>
            <text:p text:style-name="P8"/>
            <text:p text:style-name="P8">-</text:p>
          </table:table-cell>
          <table:table-cell table:style-name="Table1.A1" office:value-type="string">
            <text:p text:style-name="P8">TAK</text:p>
            <text:p text:style-name="P8">TAK</text:p>
            <text:p text:style-name="P8"/>
            <text:p text:style-name="P8">NIE</text:p>
          </table:table-cell>
          <table:table-cell table:style-name="Table1.A1" office:value-type="string">
            <text:p text:style-name="P8">TAK</text:p>
          </table:table-cell>
        </table:table-row>
        <table:table-row>
          <table:table-cell table:style-name="Table1.A1" office:value-type="string">
            <text:p text:style-name="P10">Pozycja zamówienia</text:p>
          </table:table-cell>
          <table:table-cell table:style-name="Table1.A1" office:value-type="string">
            <text:p text:style-name="P91">Lp</text:p>
            <text:p text:style-name="P109">Liczba</text:p>
          </table:table-cell>
          <table:table-cell table:style-name="Table1.A1" office:value-type="string">
            <text:p text:style-name="P97">Liczba porządkowa</text:p>
            <text:p text:style-name="P22">Liczba zamówionych elementów danego rodzaju na formularzu</text:p>
          </table:table-cell>
          <table:table-cell table:style-name="Table1.A1" office:value-type="string">
            <text:p text:style-name="P97">Liczba całkowita</text:p>
            <text:p text:style-name="P22">Liczba całkowita</text:p>
          </table:table-cell>
          <table:table-cell table:style-name="Table1.A1" office:value-type="string">
            <text:p text:style-name="P8">-</text:p>
            <text:p text:style-name="P22">-</text:p>
          </table:table-cell>
          <table:table-cell table:style-name="Table1.A1" office:value-type="string">
            <text:p text:style-name="P97">TAK</text:p>
            <text:p text:style-name="P112">NIE</text:p>
          </table:table-cell>
          <table:table-cell table:style-name="Table1.A1" office:value-type="string">
            <text:p text:style-name="P102">TAK</text:p>
            <text:p text:style-name="P113"/>
          </table:table-cell>
        </table:table-row>
        <table:table-row>
          <table:table-cell table:style-name="Table1.A1" office:value-type="string">
            <text:p text:style-name="P10">Materiał</text:p>
          </table:table-cell>
          <table:table-cell table:style-name="Table1.A1" office:value-type="string">
            <text:p text:style-name="P10">Numer</text:p>
            <text:p text:style-name="P10">Nazwa</text:p>
            <text:p text:style-name="P10">Opis</text:p>
            <text:p text:style-name="P10">Ilość</text:p>
          </table:table-cell>
          <table:table-cell table:style-name="Table1.A1" office:value-type="string">
            <text:p text:style-name="P8">Unikalny numer leku</text:p>
            <text:p text:style-name="P8">Oficjalna nazwa leku</text:p>
            <text:p text:style-name="P8">Informacje dotyczące leku</text:p>
            <text:p text:style-name="P8">Ilość leku w magazynie</text:p>
          </table:table-cell>
          <table:table-cell table:style-name="Table1.A1" office:value-type="string">
            <text:p text:style-name="P8">Liczba całkowita</text:p>
            <text:p text:style-name="P8">Łańcuch znaków</text:p>
            <text:p text:style-name="P8">Łańcuch znaków</text:p>
            <text:p text:style-name="P8">Liczba całkowita</text:p>
          </table:table-cell>
          <table:table-cell table:style-name="Table1.A1" office:value-type="string">
            <text:p text:style-name="P8">-</text:p>
            <text:p text:style-name="P8">100</text:p>
            <text:p text:style-name="P8">2000</text:p>
            <text:p text:style-name="P8">-</text:p>
          </table:table-cell>
          <table:table-cell table:style-name="Table1.A1" office:value-type="string">
            <text:p text:style-name="P8">TAK</text:p>
            <text:p text:style-name="P8">TAK</text:p>
            <text:p text:style-name="P8">TAK</text:p>
            <text:p text:style-name="P8">TAK</text:p>
          </table:table-cell>
          <table:table-cell table:style-name="Table1.A1" office:value-type="string">
            <text:p text:style-name="P8">TAK</text:p>
          </table:table-cell>
        </table:table-row>
        <table:table-row>
          <table:table-cell table:style-name="Table1.A1" office:value-type="string">
            <text:p text:style-name="P10">Lek* (Materiał)</text:p>
          </table:table-cell>
          <table:table-cell table:style-name="Table1.A1" office:value-type="string">
            <text:p text:style-name="P10">Dawkowanie</text:p>
            <text:p text:style-name="P10"/>
            <text:p text:style-name="P10">Podawanie</text:p>
          </table:table-cell>
          <table:table-cell table:style-name="Table1.A1" office:value-type="string">
            <text:p text:style-name="P8">Sposób dawkowania leku (np. raz dziennie)</text:p>
            <text:p text:style-name="P8">Sposób podawania leku (np. doustnie)</text:p>
          </table:table-cell>
          <table:table-cell table:style-name="Table1.A1" office:value-type="string">
            <text:p text:style-name="P8">Łańcuch znaków</text:p>
            <text:p text:style-name="P8"/>
            <text:p text:style-name="P8">Łańcuch znaków</text:p>
          </table:table-cell>
          <table:table-cell table:style-name="Table1.A1" office:value-type="string">
            <text:p text:style-name="P8">500</text:p>
            <text:p text:style-name="P8"/>
            <text:p text:style-name="P8">500</text:p>
          </table:table-cell>
          <table:table-cell table:style-name="Table1.A1" office:value-type="string">
            <text:p text:style-name="P8">TAK</text:p>
            <text:p text:style-name="P8"/>
            <text:p text:style-name="P8">TAK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>Dozowanie leku</text:p>
          </table:table-cell>
          <table:table-cell table:style-name="Table1.A1" office:value-type="string">
            <text:p text:style-name="P10">Jednostki</text:p>
            <text:p text:style-name="P10"/>
            <text:p text:style-name="P10">Data początkowa</text:p>
            <text:p text:style-name="P10">Data zakończenia</text:p>
          </table:table-cell>
          <table:table-cell table:style-name="Table1.A1" office:value-type="string">
            <text:p text:style-name="P8">Liczba podawanych jednostek na dobę</text:p>
            <text:p text:style-name="P8">Data rozpoczęcia dozowania leku</text:p>
            <text:p text:style-name="P8">Data zakończenia dozowania leku</text:p>
          </table:table-cell>
          <table:table-cell table:style-name="Table1.A1" office:value-type="string">
            <text:p text:style-name="P8">Liczba całkowita</text:p>
            <text:p text:style-name="P8"/>
            <text:p text:style-name="P8">Data</text:p>
            <text:p text:style-name="P8"/>
            <text:p text:style-name="P8">Data</text:p>
          </table:table-cell>
          <table:table-cell table:style-name="Table1.A1" office:value-type="string">
            <text:p text:style-name="P8">-</text:p>
            <text:p text:style-name="P8"/>
            <text:p text:style-name="P8">-</text:p>
            <text:p text:style-name="P8"/>
            <text:p text:style-name="P8">-</text:p>
          </table:table-cell>
          <table:table-cell table:style-name="Table1.A1" office:value-type="string">
            <text:p text:style-name="P8">TAK</text:p>
            <text:p text:style-name="P8"/>
            <text:p text:style-name="P8">TAK</text:p>
            <text:p text:style-name="P8"/>
            <text:p text:style-name="P8">TAK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>Dostawa</text:p>
          </table:table-cell>
          <table:table-cell table:style-name="Table1.A1" office:value-type="string">
            <text:p text:style-name="P10">Ilość</text:p>
            <text:p text:style-name="P10"/>
            <text:p text:style-name="P10">Koszt jednostkowy</text:p>
            <text:p text:style-name="P10"/>
          </table:table-cell>
          <table:table-cell table:style-name="Table1.A1" office:value-type="string">
            <text:p text:style-name="P8">Ilość materiału dostarczanego przez danego dostawcę</text:p>
            <text:p text:style-name="P8">Koszt jednego egzemplarza materiału</text:p>
          </table:table-cell>
          <table:table-cell table:style-name="Table1.A1" office:value-type="string">
            <text:p text:style-name="P8">Liczba całkowita</text:p>
            <text:p text:style-name="P8"/>
            <text:p text:style-name="P8">Liczba zmienno-przecinkowa</text:p>
          </table:table-cell>
          <table:table-cell table:style-name="Table1.A1" office:value-type="string">
            <text:p text:style-name="P8">-</text:p>
            <text:p text:style-name="P8"/>
            <text:p text:style-name="P8">-</text:p>
          </table:table-cell>
          <table:table-cell table:style-name="Table1.A1" office:value-type="string">
            <text:p text:style-name="P8">TAK</text:p>
            <text:p text:style-name="P8"/>
            <text:p text:style-name="P8">TAK</text:p>
          </table:table-cell>
          <table:table-cell table:style-name="Table1.A1" office:value-type="string">
            <text:p text:style-name="P9"/>
          </table:table-cell>
        </table:table-row>
        <table:table-row table:style-name="Table1.27">
          <table:table-cell table:style-name="Table1.A1" office:value-type="string">
            <text:p text:style-name="P10">Dostawca</text:p>
          </table:table-cell>
          <table:table-cell table:style-name="Table1.A1" office:value-type="string">
            <text:p text:style-name="P10">Numer</text:p>
            <text:p text:style-name="P10">Nazwa</text:p>
            <text:p text:style-name="P10">Adres</text:p>
            <text:p text:style-name="P10">Telefon</text:p>
            <text:p text:style-name="P10">Email</text:p>
            <text:p text:style-name="P10">Faks</text:p>
          </table:table-cell>
          <table:table-cell table:style-name="Table1.A1" office:value-type="string">
            <text:p text:style-name="P8">Unikatowy numer dostawcy</text:p>
            <text:p text:style-name="P8">Oficjalna nazwa</text:p>
            <text:p text:style-name="P8">Adres firmy</text:p>
            <text:p text:style-name="P8">Telefon kontaktowy</text:p>
            <text:p text:style-name="P8">Kontaktowy adres email</text:p>
            <text:p text:style-name="P8">Opcjonalny numer faks</text:p>
          </table:table-cell>
          <table:table-cell table:style-name="Table1.A1" office:value-type="string">
            <text:p text:style-name="P8">Liczba całkowita</text:p>
            <text:p text:style-name="P8">Łańcuch znaków</text:p>
            <text:p text:style-name="P8">Łańcuch znaków</text:p>
            <text:p text:style-name="P8">Liczba całkowita</text:p>
            <text:p text:style-name="P8">Łańcuch znaków</text:p>
            <text:p text:style-name="P8">Liczba całkowita</text:p>
          </table:table-cell>
          <table:table-cell table:style-name="Table1.A1" office:value-type="string">
            <text:p text:style-name="P8">-</text:p>
            <text:p text:style-name="P8">200</text:p>
            <text:p text:style-name="P8">150</text:p>
            <text:p text:style-name="P8">-</text:p>
            <text:p text:style-name="P8">50</text:p>
            <text:p text:style-name="P8">-</text:p>
          </table:table-cell>
          <table:table-cell table:style-name="Table1.A1" office:value-type="string">
            <text:p text:style-name="P8">TAK</text:p>
            <text:p text:style-name="P8">TAK</text:p>
            <text:p text:style-name="P8">TAK</text:p>
            <text:p text:style-name="P8">TAK</text:p>
            <text:p text:style-name="P8">TAK</text:p>
            <text:p text:style-name="P8">NIE</text:p>
          </table:table-cell>
          <table:table-cell table:style-name="Table1.A1" office:value-type="string">
            <text:p text:style-name="P8">TAK</text:p>
          </table:table-cell>
        </table:table-row>
      </table:table>
      <text:p text:style-name="P32"/>
      <text:list xml:id="list121325726668439" text:continue-numbering="true" text:style-name="L1">
        <text:list-item>
          <text:p text:style-name="P47">Opis zaawansowanych metod modelowania</text:p>
        </text:list-item>
      </text:list>
      <text:p text:style-name="P32"/>
      <text:p text:style-name="P33"><text:tab/><text:span text:style-name="T15">W ramach projektu wyróżniono podtypy dla niektórych encji. Atrybuty przypisane tym encjom są określone w </text:span><text:span text:style-name="T16">Tabeli 3.</text:span></text:p>
      <text:p text:style-name="P24"/>
      <text:p text:style-name="P37"/>
      <text:p text:style-name="P26">Tabela 4. Opisy występujących podtypów.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6">Encja</text:p>
          </table:table-cell>
          <table:table-cell table:style-name="Table3.A1" office:value-type="string">
            <text:p text:style-name="P16">Podtypy - <text:span text:style-name="T18">encje</text:span></text:p>
          </table:table-cell>
        </table:table-row>
        <table:table-row>
          <table:table-cell table:style-name="Table3.A1" office:value-type="string">
            <text:p text:style-name="P13">Osoba</text:p>
          </table:table-cell>
          <table:table-cell table:style-name="Table3.A1" office:value-type="string">
            <text:p text:style-name="P13">Pracownik, Pacjent, Lekarz rodzinny</text:p>
          </table:table-cell>
        </table:table-row>
        <table:table-row>
          <table:table-cell table:style-name="Table3.A1" office:value-type="string">
            <text:p text:style-name="P13">Hospitalizacja</text:p>
          </table:table-cell>
          <table:table-cell table:style-name="Table3.A1" office:value-type="string">
            <text:p text:style-name="P13">Hospitalizacja ambulatoryjna</text:p>
          </table:table-cell>
        </table:table-row>
        <text:soft-page-break/>
        <table:table-row>
          <table:table-cell table:style-name="Table3.A1" office:value-type="string">
            <text:p text:style-name="P13">Materiał</text:p>
          </table:table-cell>
          <table:table-cell table:style-name="Table3.A1" office:value-type="string">
            <text:p text:style-name="P13">Lek</text:p>
          </table:table-cell>
        </table:table-row>
      </table:table>
      <text:p text:style-name="P33"/>
      <text:p text:style-name="P52"/>
      <text:list xml:id="list121324382928557" text:continue-numbering="true" text:style-name="L1">
        <text:list-item>
          <text:p text:style-name="P48">Ocena modelu</text:p>
          <text:p text:style-name="P56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17"><text:span text:style-name="T12">W ramach projektu s</text:span><text:span text:style-name="T13">prawdz</text:span><text:span text:style-name="T12">ono,</text:span><text:span text:style-name="T13"> czy model umożliwia realizację </text:span><text:span text:style-name="T12">przykładowych transakcji opisanych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  <text:p text:style-name="P115">poniżej.</text:p>
                                  <text:p text:style-name="P114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5">Utworzenie, aktualizowanie, wyszukiwanie informacji o pracownikach</text:p>
            </text:list-item>
          </text:list>
        </text:list-item>
      </text:list>
      <text:p text:style-name="P7"/>
      <text:p text:style-name="P2"><text:span text:style-name="T3"><text:tab/>Pracownika którego utworzyliśmy możemy odnaleźć przy pomocy </text:span><text:span text:style-name="T6">unikalnego atrybutu - </text:span><text:span text:style-name="T3">identyfikator, co umożliwi nam jego </text:span><text:span text:style-name="T6">wyszukanie,</text:span><text:span text:style-name="T3"> aktualizację </text:span><text:span text:style-name="T6">oraz unikalne utworzenie.</text:span></text:p>
      <text:p text:style-name="P70"/>
      <text:list xml:id="list121324562440610" text:continue-numbering="true" text:style-name="L1">
        <text:list-item>
          <text:list>
            <text:list-item>
              <text:p text:style-name="P67"><text:span text:style-name="T3">Wyszukiwanie pracowników o konkretnych kwalifikacjach bądź doświadczeniu zawodowy</text:span><text:span text:style-name="T5">m</text:span></text:p>
            </text:list-item>
          </text:list>
        </text:list-item>
      </text:list>
      <text:p text:style-name="P4"/>
      <text:p text:style-name="P66"><text:tab/>Encja “Pracownik” powiązana jest z encjami “Zatrudnienie” oraz “Doświadczenie zawodowe”. Wyszukując pracowników mamy łatwy dostęp do pożądanych informacji.</text:p>
      <text:p text:style-name="P71"/>
      <text:list xml:id="list121324524858829" text:continue-numbering="true" text:style-name="L1">
        <text:list-item>
          <text:list>
            <text:list-item>
              <text:p text:style-name="P68">Pobranie listy pracowników z<text:span text:style-name="T23">e</text:span> szczegółowymi danymi dla danego oddziału</text:p>
            </text:list-item>
          </text:list>
        </text:list-item>
      </text:list>
      <text:p text:style-name="P5"/>
      <text:p text:style-name="P5"><text:tab/><text:span text:style-name="T20">Pobranie listy pracowników dla danego oddziału jest możliwe poprzez wyszukanie zatrudnionych pracowników na oddziale. Do tego zastosowano specjalny rodzaj encji „Pracownik na oddziale” wiążącą encję “Oddział” z encją “Pracownik”.</text:span></text:p>
      <text:p text:style-name="P71"/>
      <text:list xml:id="list121323960492465" text:continue-numbering="true" text:style-name="L1">
        <text:list-item>
          <text:list>
            <text:list-item>
              <text:p text:style-name="P68">Tworzenie i przechowywanie szczegółowych informacji o pacjentach <text:s/>skierowanych do szpitala</text:p>
              <text:p text:style-name="P72"/>
            </text:list-item>
          </text:list>
        </text:list-item>
      </text:list>
      <text:p text:style-name="P3"><text:span text:style-name="T3"><text:tab/>Encja Pacjent </text:span><text:span text:style-name="T7">będąca podtypem Osoby</text:span><text:span text:style-name="T3"> umożliwia tworzenie i przechowywanie informacji o pacjentach </text:span><text:span text:style-name="T7">w bazie danych.</text:span></text:p>
      <text:p text:style-name="P71"/>
      <text:list xml:id="list121324499826917" text:continue-numbering="true" text:style-name="L1">
        <text:list-item>
          <text:list>
            <text:list-item>
              <text:p text:style-name="P68">Tworzenie i przechowywanie szczegółowych informacji o pacjentach ambulatoryjnych</text:p>
            </text:list-item>
          </text:list>
        </text:list-item>
      </text:list>
      <text:p text:style-name="P6"/>
      <text:p text:style-name="P66"><text:tab/>Hospitalizacja ambulatoryjna posiada powiązanie z encją Pacjent, co pozwala odnaleźć pacjentów hospitalizowanych ambulatoryjnie, a następnie zmodyfikować interesujące nas informacje</text:p>
      <text:p text:style-name="P71"/>
      <text:list xml:id="list121325603727313" text:continue-numbering="true" text:style-name="L1">
        <text:list-item>
          <text:list>
            <text:list-item>
              <text:p text:style-name="P68">Utworzenie raportu o pacjentach hospitalizowanych w danych oddziale</text:p>
            </text:list-item>
          </text:list>
        </text:list-item>
      </text:list>
      <text:p text:style-name="P5"/>
      <text:p text:style-name="P3"><text:span text:style-name="T3"><text:tab/>Dana encja “Oddział” powiązana jest relacją “jeden do wielu” z encją “Łóżko”. Natomiast encja “Łóżko” powiązana jest relacją “jeden do jednego” z encją “Hospitaliacja”. „</text:span><text:span text:style-name="T7">Hospitalizacja” natomiast jest powiązana z encją „Pacjent”.</text:span></text:p>
      <text:p text:style-name="P71"/>
      <text:list xml:id="list121324391801537" text:continue-numbering="true" text:style-name="L1">
        <text:list-item>
          <text:list>
            <text:list-item>
              <text:p text:style-name="P68">Utworzenie raportu z informacjami o pacjentach oczekujących na przyjęcie na dany oddział.</text:p>
            </text:list-item>
          </text:list>
        </text:list-item>
      </text:list>
      <text:p text:style-name="P5"><text:soft-page-break/></text:p>
      <text:p text:style-name="P73"><text:tab/>Zamodelowano specjalną encję typu „Pacjent oczekujący” wiążącą encję „Pacjent” wraz z encją „Oddział”.</text:p>
      <text:p text:style-name="P73"/>
      <text:list xml:id="list121324489226302" text:continue-numbering="true" text:style-name="L1">
        <text:list-item>
          <text:list>
            <text:list-item>
              <text:p text:style-name="P68">Tworzenie, aktualizacja i pobieranie informacji o lekarstwach podawanych danemu pacjentowi.</text:p>
            </text:list-item>
          </text:list>
        </text:list-item>
      </text:list>
      <text:p text:style-name="P5"/>
      <text:p text:style-name="P66"><text:tab/>Pacjent powiązany jest z encją “Dozowanie leku”, co pozwala modyfikować dane o przyjmowanych lekach, lekarstwach przez pacjenta.</text:p>
      <text:p text:style-name="P71"/>
      <text:list xml:id="list121323738925839" text:continue-numbering="true" text:style-name="L1">
        <text:list-item>
          <text:list>
            <text:list-item>
              <text:p text:style-name="P68">Pobranie informacji o lekarstwach, które należy podać oraz o której godzinie pacjentom w danym dniu.</text:p>
            </text:list-item>
          </text:list>
        </text:list-item>
      </text:list>
      <text:p text:style-name="P5"/>
      <text:p text:style-name="P66"><text:tab/>Pacjenci powiązani są z encją “Dozowanie leku”, która powiązana jest z encją “Lek”, dzięki czemu jesteśmy w stanie sprawdzić jakie leki przyjmuje dany pacjent. Encja “Lek” zawiera informację o dawkowaniu danego leku, a w encji “Dozowanie leku” przechowujemy zakres dat, dla których pacjent przyjmuje lek. Dzięki temu możemy przefiltrować pacjentów, którzy mają dozowany lek danego dnia.</text:p>
      <text:p text:style-name="P71"/>
      <text:list xml:id="list121323857643725" text:continue-numbering="true" text:style-name="L1">
        <text:list-item>
          <text:list>
            <text:list-item>
              <text:p text:style-name="P68">Tworzenie i <text:s/>modyfikowanie informacji o dostawcach, z którymi współpracuje szpital</text:p>
            </text:list-item>
          </text:list>
        </text:list-item>
      </text:list>
      <text:p text:style-name="P5"/>
      <text:p text:style-name="P45"><text:tab/>Tworzenie i <text:s/>modyfikowanie informacji o dostawcach, z którymi współpracuje szpital</text:p>
      <text:p text:style-name="P71">Model posiada encję Dostawca, dla której określono szereg atrybutów. Taka encja pozwala na tworzenie, modyfikowanie informacji. </text:p>
      <text:p text:style-name="P5"/>
      <text:list xml:id="list121325252117770" text:continue-numbering="true" text:style-name="L1">
        <text:list-item>
          <text:list>
            <text:list-item>
              <text:p text:style-name="P68">Pobranie informacji o wszystkich materiałach dostarczonych danemu oddziałowi w wybranym zakresie dat.</text:p>
            </text:list-item>
          </text:list>
        </text:list-item>
      </text:list>
      <text:p text:style-name="P6"/>
      <text:p text:style-name="P106"><text:tab/>Bierzemy wszystkie formularze, które dotyczą danego oddziału oraz zawierają się w danym zakresie dat, a następnie sprawdzamy które materiały były zamawiane.</text:p>
      <text:p text:style-name="P5"/>
      <text:list xml:id="list121325057183793" text:continue-numbering="true" text:style-name="L1">
        <text:list-item>
          <text:list>
            <text:list-item>
              <text:p text:style-name="P68">Sprawdzenie, edytowanie warunków zatrudnienia danego pracownika szpitala</text:p>
            </text:list-item>
          </text:list>
        </text:list-item>
      </text:list>
      <text:p text:style-name="P5"/>
      <text:p text:style-name="P5"><text:tab/><text:span text:style-name="T20">Stworzono encję „Zatrudnienie” powiązaną z każdym „Pracownikiem”.</text:span></text:p>
      <text:p text:style-name="P71"/>
      <text:list xml:id="list121324478901349" text:continue-numbering="true" text:style-name="L1">
        <text:list-item>
          <text:list>
            <text:list-item>
              <text:p text:style-name="P68">Przeglądanie listy wizyt przypisanych danemu pracownikowi szpitala</text:p>
            </text:list-item>
          </text:list>
        </text:list-item>
      </text:list>
      <text:p text:style-name="P5"/>
      <text:p text:style-name="P5"><text:span text:style-name="T3"><text:tab/></text:span><text:span text:style-name="T8">Encja „Pracownik” powiązana jest z encją „Wizyta”. Encja „Wizyta” jest powiązana również z encją „Pacjent”. Pracownik spitala oprócz przypisanych mu wizyt może również wyszukać pacjentów z nimi powiązanymi.</text:span></text:p>
      <text:p text:style-name="P74"/>
      <text:list xml:id="list121325176965993" text:continue-numbering="true" text:style-name="L1">
        <text:list-item>
          <text:list>
            <text:list-item>
              <text:p text:style-name="P68">Wyszukanie przez pacjenta przypisanej mu wizyty</text:p>
            </text:list-item>
          </text:list>
        </text:list-item>
      </text:list>
      <text:p text:style-name="P5"/>
      <text:p text:style-name="P5"><text:tab/><text:span text:style-name="T21">Encja „Pacjent” powiązana jest z encją „Wizyta”.</text:span></text:p>
      <text:p text:style-name="P71"><text:soft-page-break/></text:p>
      <text:list xml:id="list121324586820762" text:continue-numbering="true" text:style-name="L1">
        <text:list-item>
          <text:list>
            <text:list-item>
              <text:p text:style-name="P68">Utworzenie raportu z aktualnym stanem zajmowanych łóżek przez pacjentów na danym oddziale</text:p>
            </text:list-item>
          </text:list>
        </text:list-item>
      </text:list>
      <text:p text:style-name="P4"/>
      <text:p text:style-name="P4"><text:tab/><text:span text:style-name="T21">Encja „Oddział” powiązana jest z encją „Łóżko” co umożliwia przegląd wszystkich łóżek przypisanych danemu oddziałowi. Encja „Łóżko” powiązana jest natomiast z encją „Hospitalizacja”. Umożliwia to przeglądanie aktualnych hospitalizacji pacjentów dla danych łóżek znajdujących się na danym oddziale.</text:span></text:p>
      <text:p text:style-name="P23"/>
      <text:list xml:id="list121324033606123" text:continue-numbering="true" text:style-name="L1">
        <text:list-item>
          <text:p text:style-name="P49">Diagram związków-encji</text:p>
        </text:list-item>
      </text:list>
      <text:p text:style-name="P30"/>
      <text:p text:style-name="P27"><text:span text:style-name="T10"><text:tab/>Diagram związków-encji</text:span><text:span text:style-name="T9"> </text:span><text:span text:style-name="T10">załączono do sprawozdan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866in" style:type="center"/>
          <style:tab-stop style:position="7.374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866in" style:type="center"/>
          <style:tab-stop style:position="7.3744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866in" style:type="center"/>
          <style:tab-stop style:position="7.3744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866in" style:type="center"/>
          <style:tab-stop style:position="7.3744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)" style:num-format="a">
        <style:list-level-properties text:space-before="0.25in" text:min-label-width="0.25in"/>
      </text:list-level-style-number>
      <text:list-level-style-number text:level="2" text:style-name="List2Level1" style:num-suffix=")" style:num-format="i">
        <style:list-level-properties text:min-label-width="1in" text:min-label-distance="0.25in" fo:text-align="end"/>
      </text:list-level-style-number>
      <text:list-level-style-number text:level="3" text:style-name="List2Level2" style:num-suffix=")" style:num-format="1">
        <style:list-level-properties text:space-before="1.3748in" text:min-label-width="0.1252in"/>
      </text:list-level-style-number>
      <text:list-level-style-number text:level="4" text:style-name="List2Level3" style:num-prefix="(" style:num-suffix=")" style:num-format="a">
        <style:list-level-properties text:space-before="1.75in" text:min-label-width="0.25in"/>
      </text:list-level-style-number>
      <text:list-level-style-number text:level="5" text:style-name="List2Level4" style:num-prefix="(" style:num-suffix=")" style:num-format="i">
        <style:list-level-properties text:min-label-width="2.5in" text:min-label-distance="0.25in" fo:text-align="end"/>
      </text:list-level-style-number>
      <text:list-level-style-number text:level="6" text:style-name="List2Level5" style:num-prefix="(" style:num-suffix=")" style:num-format="1">
        <style:list-level-properties text:space-before="2.8748in" text:min-label-width="0.1252in"/>
      </text:list-level-style-number>
      <text:list-level-style-number text:level="7" text:style-name="List2Level6" style:num-suffix="." style:num-format="a">
        <style:list-level-properties text:space-before="3.25in" text:min-label-width="0.25in"/>
      </text:list-level-style-number>
      <text:list-level-style-number text:level="8" text:style-name="List2Level7" style:num-suffix="." style:num-format="i">
        <style:list-level-properties text:min-label-width="4in" text:min-label-distance="0.25in" fo:text-align="end"/>
      </text:list-level-style-number>
      <text:list-level-style-number text:level="9" text:style-name="List2Level8" style:num-suffix="." style:num-format="1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_20_left">
      <style:paragraph-properties fo:text-align="end" style:justify-single-word="false"/>
      <style:text-properties style:font-name="Liberation Serif" officeooo:rsid="001554e0" officeooo:paragraph-rsid="001554e0"/>
    </style:style>
    <style:page-layout style:name="Mpm1">
      <style:page-layout-properties fo:page-width="8.2701in" fo:page-height="11.6902in" style:num-format="1" style:print-orientation="portrait" fo:margin-top="1in" fo:margin-bottom="1in" fo:margin-left="0.3957in" fo:margin-right="0.5in" fo:border="none" fo:padding="0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598in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[BD2] Faza konceptualna</text:p>
      </style:header>
      <style:header-first>
        <text:p text:style-name="MP1">[BD2] Faza konceptualna</text:p>
      </style:header-firs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6</meta:editing-cycles>
    <dc:date>2016-05-14T12:13:23.404149350</dc:date>
    <meta:editing-duration>PT2H29M15S</meta:editing-duration>
    <meta:document-statistic meta:table-count="4" meta:image-count="0" meta:object-count="0" meta:page-count="12" meta:paragraph-count="717" meta:word-count="2092" meta:character-count="14960" meta:non-whitespace-character-count="13583"/>
  </office:meta>
</office:document-meta>
</file>